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31AE7D2089B.png" manifest:media-type="image/png"/>
  <manifest:file-entry manifest:full-path="Pictures/1000000100000573000001BBBB3248D0.png" manifest:media-type="image/png"/>
  <manifest:file-entry manifest:full-path="Pictures/10000668000034C300002CC36247209A.svg" manifest:media-type="image/svg+xml"/>
  <manifest:file-entry manifest:full-path="Pictures/10000286000033EA000033C8983B5241.svg" manifest:media-type="image/svg+xml"/>
  <manifest:file-entry manifest:full-path="Pictures/1000000000000189000000C500E965D3.png" manifest:media-type="image/png"/>
  <manifest:file-entry manifest:full-path="Pictures/100003D200005EF600002611A577CF72.svg" manifest:media-type="image/svg+xml"/>
  <manifest:file-entry manifest:full-path="Pictures/100003830000087F000006EA50F2CE66.svg" manifest:media-type="image/svg+xml"/>
  <manifest:file-entry manifest:full-path="Pictures/10000001000003C30000024BE87D73C0.png" manifest:media-type="image/png"/>
  <manifest:file-entry manifest:full-path="Pictures/10000414000056D100003F26474E37CE.svg" manifest:media-type="image/svg+xml"/>
  <manifest:file-entry manifest:full-path="Pictures/1000000100000430000001BBCFB039E0.png" manifest:media-type="image/png"/>
  <manifest:file-entry manifest:full-path="Pictures/100000010000057000000207960021FF.png" manifest:media-type="image/png"/>
  <manifest:file-entry manifest:full-path="Pictures/100000010000047A000001A83EAB1BF5.png" manifest:media-type="image/png"/>
  <manifest:file-entry manifest:full-path="Pictures/10000001000000A3000000FB4EC7D32E.png" manifest:media-type="image/png"/>
  <manifest:file-entry manifest:full-path="Pictures/100000010000037E000001C69210A98D.png" manifest:media-type="image/png"/>
  <manifest:file-entry manifest:full-path="Pictures/100000010000045800000280FE890EEF.png" manifest:media-type="image/png"/>
  <manifest:file-entry manifest:full-path="Pictures/100000010000037F00000353C49DFAD6.png" manifest:media-type="image/png"/>
  <manifest:file-entry manifest:full-path="Pictures/1000000000000300000001A68D38F69B.jpg" manifest:media-type="image/jpeg"/>
  <manifest:file-entry manifest:full-path="Pictures/100000010000077C000002F9F704C753.png" manifest:media-type="image/png"/>
  <manifest:file-entry manifest:full-path="Pictures/10000001000007800000034CD6C1FCFB.png" manifest:media-type="image/png"/>
  <manifest:file-entry manifest:full-path="Pictures/100000010000037E0000010E72A65A70.png" manifest:media-type="image/png"/>
  <manifest:file-entry manifest:full-path="Pictures/100000010000037E000001DA8C642B3F.png" manifest:media-type="image/png"/>
  <manifest:file-entry manifest:full-path="Pictures/100000010000010E000000DA5FCC1EE7.png" manifest:media-type="image/png"/>
  <manifest:file-entry manifest:full-path="Pictures/100000010000011A000000FB604A2AAE.png" manifest:media-type="image/png"/>
  <manifest:file-entry manifest:full-path="Pictures/10000001000003600000033D69F720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re Sugar" svg:font-family="'More Sugar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niglet" svg:font-family="Sniglet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4e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bc7b1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3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standard">
      <style:graphic-properties draw:stroke="none" svg:stroke-width="0cm" draw:fill="bitmap" draw:fill-image-name="msFillBitmap_20_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svg:stroke-width="0cm" draw:fill="solid" draw:fill-color="#00787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bitmap" draw:fill-image-name="msFillBitmap_20_1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cm" draw:fill="solid" draw:fill-color="#8bc7b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width="0cm" draw:fill="bitmap" draw:fill-image-name="msFillBitmap_20_22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bitmap" draw:fill-image-name="msFillBitmap_20_2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bitmap" draw:fill-image-name="msFillBitmap_20_2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9" style:family="graphic" style:parent-style-name="standard">
      <style:graphic-properties draw:stroke="none" svg:stroke-width="0cm" draw:fill="bitmap" draw:fill-image-name="msFillBitmap_20_2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width="0cm" draw:fill="bitmap" draw:fill-image-name="msFillBitmap_20_3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solid" svg:stroke-width="0.106cm" svg:stroke-color="#000000" draw:stroke-linejoin="miter" svg:stroke-linecap="square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width="0cm" draw:fill="bitmap" draw:fill-image-name="msFillBitmap_20_3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none" svg:stroke-width="0cm" draw:fill="bitmap" draw:fill-image-name="msFillBitmap_20_3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none" svg:stroke-width="0cm" draw:fill="bitmap" draw:fill-image-name="msFillBitmap_20_3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width="0cm" draw:fill="bitmap" draw:fill-image-name="msFillBitmap_20_4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svg:stroke-width="0cm" draw:fill="bitmap" draw:fill-image-name="msFillBitmap_20_45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4" style:family="graphic" style:parent-style-name="standard">
      <style:graphic-properties draw:stroke="none" svg:stroke-width="0cm" draw:fill="bitmap" draw:fill-image-name="msFillBitmap_20_4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5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bitmap" draw:fill-image-name="msFillBitmap_20_50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2" style:family="graphic" style:parent-style-name="standard">
      <style:graphic-properties draw:stroke="none" svg:stroke-width="0cm" draw:fill="bitmap" draw:fill-image-name="msFillBitmap_20_5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3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4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width="0cm" draw:fill="bitmap" draw:fill-image-name="msFillBitmap_20_56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9" style:family="graphic" style:parent-style-name="standard">
      <style:graphic-properties draw:stroke="none" svg:stroke-width="0cm" draw:fill="bitmap" draw:fill-image-name="msFillBitmap_20_57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0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>
      <style:graphic-properties draw:stroke="none" svg:stroke-width="0cm" draw:fill="bitmap" draw:fill-image-name="msFillBitmap_20_62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>
      <style:graphic-properties draw:stroke="none" svg:stroke-width="0cm" draw:fill="bitmap" draw:fill-image-name="msFillBitmap_20_63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7" style:family="graphic" style:parent-style-name="standard">
      <style:graphic-properties draw:stroke="none" svg:stroke-width="0cm" draw:fill="bitmap" draw:fill-image-name="msFillBitmap_20_6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8" style:family="graphic" style:parent-style-name="standard">
      <style:graphic-properties draw:stroke="none" svg:stroke-width="0cm" draw:fill="bitmap" draw:fill-image-name="msFillBitmap_20_67" style:repeat="stretch" draw:textarea-vertical-align="top" draw:auto-grow-height="false" fo:min-height="22.066cm" fo:min-width="50.3cm" fo:padding-top="0.125cm" fo:padding-bottom="0.125cm" fo:padding-left="0.25cm" fo:padding-right="0.25cm" fo:wrap-option="wrap" loext:decorative="false"/>
    </style:style>
    <style:style style:name="gr1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cm" draw:fill="bitmap" draw:fill-image-name="msFillBitmap_20_7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5" style:family="graphic" style:parent-style-name="standard">
      <style:graphic-properties draw:stroke="solid" svg:stroke-width="0.106cm" svg:stroke-color="#000000" draw:marker-end="msArrowEnd_20_8" draw:marker-end-width="0.53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cm" draw:fill="solid" draw:fill-color="#6a757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139" style:family="graphic" style:parent-style-name="standard">
      <style:graphic-properties draw:stroke="none" svg:stroke-width="0cm" draw:fill="bitmap" draw:fill-image-name="msFillBitmap_20_7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0" style:family="graphic" style:parent-style-name="standard">
      <style:graphic-properties draw:stroke="none" svg:stroke-width="0cm" draw:fill="bitmap" draw:fill-image-name="msFillBitmap_20_7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1" style:family="graphic" style:parent-style-name="standard">
      <style:graphic-properties draw:stroke="none" svg:stroke-width="0cm" draw:fill="bitmap" draw:fill-image-name="msFillBitmap_20_7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width="0cm" draw:fill="bitmap" draw:fill-image-name="msFillBitmap_20_7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stroke="none" svg:stroke-width="0cm" draw:fill="bitmap" draw:fill-image-name="msFillBitmap_20_7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4" style:family="graphic" style:parent-style-name="standard">
      <style:graphic-properties draw:stroke="none" svg:stroke-width="0cm" draw:fill="bitmap" draw:fill-image-name="msFillBitmap_20_8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>
      <style:graphic-properties draw:stroke="none" svg:stroke-width="0cm" draw:fill="bitmap" draw:fill-image-name="msFillBitmap_20_81" draw:opacity="23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7" style:family="graphic" style:parent-style-name="standard">
      <style:graphic-properties draw:stroke="none" svg:stroke-width="0cm" draw:fill="bitmap" draw:fill-image-name="msFillBitmap_20_8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70" style:family="graphic" style:parent-style-name="standard">
      <style:graphic-properties draw:stroke="none" svg:stroke-width="0cm" draw:fill="bitmap" draw:fill-image-name="msFillBitmap_20_8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>
      <style:graphic-properties draw:stroke="none" svg:stroke-width="0cm" draw:fill="bitmap" draw:fill-image-name="msFillBitmap_20_8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none" svg:stroke-width="0cm" draw:fill="bitmap" draw:fill-image-name="msFillBitmap_20_9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cm" draw:fill="bitmap" draw:fill-image-name="msFillBitmap_20_9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88" style:family="graphic" style:parent-style-name="standard" style:list-style-name="L4">
      <style:graphic-properties draw:stroke="none" svg:stroke-width="0cm" svg:stroke-color="#3465a4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3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8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none" svg:stroke-width="0cm" draw:fill="solid" draw:fill-color="#007878" draw:textarea-vertical-align="top" draw:auto-grow-height="false" fo:min-height="0.896cm" fo:min-width="2.301cm" fo:padding-top="0.125cm" fo:padding-bottom="0.125cm" fo:padding-left="0.25cm" fo:padding-right="0.25cm" fo:wrap-option="wrap" loext:decorative="false"/>
    </style:style>
    <style:style style:name="gr200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155cm" fo:min-width="2.323cm" fo:padding-top="0.141cm" fo:padding-bottom="0.141cm" fo:padding-left="0.141cm" fo:padding-right="0.141cm" fo:wrap-option="wrap" loext:decorative="false"/>
    </style:style>
    <style:style style:name="gr2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6" style:family="graphic" style:parent-style-name="standard">
      <style:graphic-properties draw:stroke="none" svg:stroke-width="0cm" draw:fill="bitmap" draw:fill-image-name="msFillBitmap_20_9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1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bitmap" draw:fill-image-name="msFillBitmap_20_3" draw:opacity="23%" style:repeat="stretch"/>
      <style:paragraph-properties fo:text-align="start"/>
      <style:text-properties fo:font-size="18pt"/>
    </style:style>
    <style:style style:name="P2" style:family="paragraph">
      <loext:graphic-properties draw:fill="bitmap" draw:fill-image-name="msFillBitmap_20_1" draw:opacity="23%" style:repeat="stretch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4.141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4.141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2.29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2.2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2.048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2.048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.01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.01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007878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.48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.48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2.02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2.02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.00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.00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0" style:family="paragraph">
      <loext:graphic-properties draw:fill="bitmap" draw:fill-image-name="msFillBitmap_20_10" draw:opacity="23%" style:repeat="stretch"/>
      <style:paragraph-properties fo:text-align="start"/>
      <style:text-properties fo:font-size="18pt"/>
    </style:style>
    <style:style style:name="P21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2" style:family="paragraph">
      <loext:graphic-properties draw:fill="solid" draw:fill-color="#8bc7b1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.58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.58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5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.43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.43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.432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.432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0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1.975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.97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.51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.51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5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.25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.25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9" style:family="paragraph">
      <loext:graphic-properties draw:fill="bitmap" draw:fill-image-name="msFillBitmap_20_22" draw:opacity="23%" style:repeat="stretch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41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42" style:family="paragraph">
      <loext:graphic-properties draw:fill="bitmap" draw:fill-image-name="msFillBitmap_20_25" draw:opacity="23%" style:repeat="stretch"/>
      <style:paragraph-properties fo:text-align="start"/>
      <style:text-properties fo:font-size="18pt"/>
    </style:style>
    <style:style style:name="P43" style:family="paragraph">
      <loext:graphic-properties draw:fill="bitmap" draw:fill-image-name="msFillBitmap_20_26" draw:opacity="23%" style:repeat="stretch"/>
      <style:paragraph-properties fo:text-align="start"/>
      <style:text-properties fo:font-size="18pt"/>
    </style:style>
    <style:style style:name="P44" style:family="paragraph">
      <loext:graphic-properties draw:fill="bitmap" draw:fill-image-name="msFillBitmap_20_27" draw:opacity="23%" style:repeat="stretch"/>
      <style:paragraph-properties fo:text-align="start"/>
      <style:text-properties fo:font-size="18pt"/>
    </style:style>
    <style:style style:name="P45" style:family="paragraph">
      <loext:graphic-properties draw:fill="bitmap" draw:fill-image-name="msFillBitmap_20_28" style:repeat="stretch"/>
      <style:paragraph-properties fo:text-align="start"/>
      <style:text-properties fo:font-size="18pt"/>
    </style:style>
    <style:style style:name="P46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P47" style:family="paragraph">
      <loext:graphic-properties draw:fill="bitmap" draw:fill-image-name="msFillBitmap_20_31" draw:opacity="23%" style:repeat="stretch"/>
      <style:paragraph-properties fo:text-align="start"/>
      <style:text-properties fo:font-size="18pt"/>
    </style:style>
    <style:style style:name="P48" style:family="paragraph">
      <loext:graphic-properties draw:fill="bitmap" draw:fill-image-name="msFillBitmap_20_32" style:repeat="stretch"/>
      <style:paragraph-properties fo:text-align="start"/>
      <style:text-properties fo:font-size="18pt"/>
    </style:style>
    <style:style style:name="P49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50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51" style:family="paragraph">
      <loext:graphic-properties draw:fill="bitmap" draw:fill-image-name="msFillBitmap_20_35" draw:opacity="23%" style:repeat="stretch"/>
      <style:paragraph-properties fo:text-align="start"/>
      <style:text-properties fo:font-size="18pt"/>
    </style:style>
    <style:style style:name="P52" style:family="paragraph">
      <loext:graphic-properties draw:fill="bitmap" draw:fill-image-name="msFillBitmap_20_36" draw:opacity="23%" style:repeat="stretch"/>
      <style:paragraph-properties fo:text-align="start"/>
      <style:text-properties fo:font-size="18pt"/>
    </style:style>
    <style:style style:name="P53" style:family="paragraph">
      <loext:graphic-properties draw:fill="bitmap" draw:fill-image-name="msFillBitmap_20_37" draw:opacity="23%" style:repeat="stretch"/>
      <style:paragraph-properties fo:text-align="start"/>
      <style:text-properties fo:font-size="18pt"/>
    </style:style>
    <style:style style:name="P54" style:family="paragraph">
      <loext:graphic-properties draw:fill="bitmap" draw:fill-image-name="msFillBitmap_20_38" style:repeat="stretch"/>
      <style:paragraph-properties fo:text-align="start"/>
      <style:text-properties fo:font-size="18pt"/>
    </style:style>
    <style:style style:name="P55" style:family="paragraph">
      <loext:graphic-properties draw:fill="bitmap" draw:fill-image-name="msFillBitmap_20_39" style:repeat="stretch"/>
      <style:paragraph-properties fo:text-align="start"/>
      <style:text-properties fo:font-size="18pt"/>
    </style:style>
    <style:style style:name="P56" style:family="paragraph">
      <loext:graphic-properties draw:fill="bitmap" draw:fill-image-name="msFillBitmap_20_40" draw:opacity="23%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msFillBitmap_20_43" style:repeat="stretch"/>
      <style:paragraph-properties fo:text-align="start"/>
      <style:text-properties fo:font-size="18pt"/>
    </style:style>
    <style:style style:name="P58" style:family="paragraph">
      <loext:graphic-properties draw:fill="bitmap" draw:fill-image-name="msFillBitmap_20_44" style:repeat="stretch"/>
      <style:paragraph-properties fo:text-align="start"/>
      <style:text-properties fo:font-size="18pt"/>
    </style:style>
    <style:style style:name="P59" style:family="paragraph">
      <loext:graphic-properties draw:fill="bitmap" draw:fill-image-name="msFillBitmap_20_45" draw:opacity="23%" style:repeat="stretch"/>
      <style:paragraph-properties fo:text-align="start"/>
      <style:text-properties fo:font-size="18pt"/>
    </style:style>
    <style:style style:name="P60" style:family="paragraph">
      <loext:graphic-properties draw:fill="bitmap" draw:fill-image-name="msFillBitmap_20_46" draw:opacity="23%" style:repeat="stretch"/>
      <style:paragraph-properties fo:text-align="start"/>
      <style:text-properties fo:font-size="18pt"/>
    </style:style>
    <style:style style:name="P61" style:family="paragraph">
      <loext:graphic-properties draw:fill="bitmap" draw:fill-image-name="msFillBitmap_20_48" style:repeat="stretch"/>
      <style:paragraph-properties fo:text-align="start"/>
      <style:text-properties fo:font-size="18pt"/>
    </style:style>
    <style:style style:name="P62" style:family="paragraph">
      <loext:graphic-properties draw:fill="bitmap" draw:fill-image-name="msFillBitmap_20_49" style:repeat="stretch"/>
      <style:paragraph-properties fo:text-align="start"/>
      <style:text-properties fo:font-size="18pt"/>
    </style:style>
    <style:style style:name="P63" style:family="paragraph">
      <loext:graphic-properties draw:fill="bitmap" draw:fill-image-name="msFillBitmap_20_50" draw:opacity="23%" style:repeat="stretch"/>
      <style:paragraph-properties fo:text-align="start"/>
      <style:text-properties fo:font-size="18pt"/>
    </style:style>
    <style:style style:name="P64" style:family="paragraph">
      <loext:graphic-properties draw:fill="bitmap" draw:fill-image-name="msFillBitmap_20_51" draw:opacity="23%" style:repeat="stretch"/>
      <style:paragraph-properties fo:text-align="start"/>
      <style:text-properties fo:font-size="18pt"/>
    </style:style>
    <style:style style:name="P65" style:family="paragraph">
      <loext:graphic-properties draw:fill="bitmap" draw:fill-image-name="msFillBitmap_20_53" style:repeat="stretch"/>
      <style:paragraph-properties fo:text-align="start"/>
      <style:text-properties fo:font-size="18pt"/>
    </style:style>
    <style:style style:name="P66" style:family="paragraph">
      <loext:graphic-properties draw:fill="bitmap" draw:fill-image-name="msFillBitmap_20_55" style:repeat="stretch"/>
      <style:paragraph-properties fo:text-align="start"/>
      <style:text-properties fo:font-size="18pt"/>
    </style:style>
    <style:style style:name="P67" style:family="paragraph">
      <loext:graphic-properties draw:fill="bitmap" draw:fill-image-name="msFillBitmap_20_56" draw:opacity="23%" style:repeat="stretch"/>
      <style:paragraph-properties fo:text-align="start"/>
      <style:text-properties fo:font-size="18pt"/>
    </style:style>
    <style:style style:name="P68" style:family="paragraph">
      <loext:graphic-properties draw:fill="bitmap" draw:fill-image-name="msFillBitmap_20_57" draw:opacity="23%" style:repeat="stretch"/>
      <style:paragraph-properties fo:text-align="start"/>
      <style:text-properties fo:font-size="18pt"/>
    </style:style>
    <style:style style:name="P69" style:family="paragraph">
      <loext:graphic-properties draw:fill="bitmap" draw:fill-image-name="msFillBitmap_20_59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61" style:repeat="stretch"/>
      <style:paragraph-properties fo:text-align="start"/>
      <style:text-properties fo:font-size="18pt"/>
    </style:style>
    <style:style style:name="P71" style:family="paragraph">
      <loext:graphic-properties draw:fill="bitmap" draw:fill-image-name="msFillBitmap_20_62" draw:opacity="23%" style:repeat="stretch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63" draw:opacity="23%" style:repeat="stretch"/>
      <style:paragraph-properties fo:text-align="start"/>
      <style:text-properties fo:font-size="18pt"/>
    </style:style>
    <style:style style:name="P73" style:family="paragraph">
      <loext:graphic-properties draw:fill="bitmap" draw:fill-image-name="msFillBitmap_20_65" style:repeat="stretch"/>
      <style:paragraph-properties fo:text-align="start"/>
      <style:text-properties fo:font-size="18pt"/>
    </style:style>
    <style:style style:name="P74" style:family="paragraph">
      <loext:graphic-properties draw:fill="bitmap" draw:fill-image-name="msFillBitmap_20_67" style:repeat="stretch"/>
      <style:paragraph-properties fo:text-align="start"/>
      <style:text-properties fo:font-size="18pt"/>
    </style:style>
    <style:style style:name="P75" style:family="paragraph">
      <loext:graphic-properties draw:fill="bitmap" draw:fill-image-name="msFillBitmap_20_70" style:repeat="stretch"/>
      <style:paragraph-properties fo:text-align="start"/>
      <style:text-properties fo:font-size="18pt"/>
    </style:style>
    <style:style style:name="P76" style:family="paragraph">
      <style:paragraph-properties fo:margin-left="0cm" fo:margin-right="0cm" fo:margin-top="0cm" fo:margin-bottom="0cm" fo:line-height="1.396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7" style:family="paragraph">
      <loext:graphic-properties draw:fill="none"/>
      <style:paragraph-properties fo:margin-left="0cm" fo:margin-right="0cm" fo:margin-top="0cm" fo:margin-bottom="0cm" fo:line-height="1.396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8" style:family="paragraph">
      <loext:graphic-properties draw:fill="bitmap" draw:fill-image-name="msFillBitmap_20_71" style:repeat="stretch"/>
      <style:paragraph-properties fo:text-align="start"/>
      <style:text-properties fo:font-size="18pt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solid" draw:fill-color="#6a757c"/>
      <style:paragraph-properties fo:text-align="start"/>
      <style:text-properties fo:font-size="18pt"/>
    </style:style>
    <style:style style:name="P8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2" style:family="paragraph">
      <loext:graphic-properties draw:fill="bitmap" draw:fill-image-name="msFillBitmap_20_72" style:repeat="stretch"/>
      <style:paragraph-properties fo:text-align="start"/>
      <style:text-properties fo:font-size="18pt"/>
    </style:style>
    <style:style style:name="P83" style:family="paragraph">
      <loext:graphic-properties draw:fill="bitmap" draw:fill-image-name="msFillBitmap_20_73" style:repeat="stretch"/>
      <style:paragraph-properties fo:text-align="start"/>
      <style:text-properties fo:font-size="18pt"/>
    </style:style>
    <style:style style:name="P84" style:family="paragraph">
      <loext:graphic-properties draw:fill="bitmap" draw:fill-image-name="msFillBitmap_20_74" style:repeat="stretch"/>
      <style:paragraph-properties fo:text-align="start"/>
      <style:text-properties fo:font-size="18pt"/>
    </style:style>
    <style:style style:name="P85" style:family="paragraph">
      <style:paragraph-properties fo:margin-left="0cm" fo:margin-right="0cm" fo:margin-top="0cm" fo:margin-bottom="0cm" fo:line-height="1.057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6" style:family="paragraph">
      <loext:graphic-properties draw:fill="none"/>
      <style:paragraph-properties fo:margin-left="0cm" fo:margin-right="0cm" fo:margin-top="0cm" fo:margin-bottom="0cm" fo:line-height="1.057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7" style:family="paragraph">
      <style:paragraph-properties fo:margin-left="0cm" fo:margin-right="0cm" fo:margin-top="0cm" fo:margin-bottom="0cm" fo:line-height="1.105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8" style:family="paragraph">
      <loext:graphic-properties draw:fill="none"/>
      <style:paragraph-properties fo:margin-left="0cm" fo:margin-right="0cm" fo:margin-top="0cm" fo:margin-bottom="0cm" fo:line-height="1.10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9" style:family="paragraph">
      <style:paragraph-properties fo:margin-left="0cm" fo:margin-right="0cm" fo:margin-top="0cm" fo:margin-bottom="0cm" fo:line-height="1.36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0" style:family="paragraph">
      <loext:graphic-properties draw:fill="none"/>
      <style:paragraph-properties fo:margin-left="0cm" fo:margin-right="0cm" fo:margin-top="0cm" fo:margin-bottom="0cm" fo:line-height="1.36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1" style:family="paragraph">
      <style:paragraph-properties fo:margin-left="0cm" fo:margin-right="0cm" fo:margin-top="0cm" fo:margin-bottom="0cm" fo:line-height="1.05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2" style:family="paragraph">
      <loext:graphic-properties draw:fill="none"/>
      <style:paragraph-properties fo:margin-left="0cm" fo:margin-right="0cm" fo:margin-top="0cm" fo:margin-bottom="0cm" fo:line-height="1.05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3" style:family="paragraph">
      <loext:graphic-properties draw:fill="bitmap" draw:fill-image-name="msFillBitmap_20_77" style:repeat="stretch"/>
      <style:paragraph-properties fo:text-align="start"/>
      <style:text-properties fo:font-size="18pt"/>
    </style:style>
    <style:style style:name="P94" style:family="paragraph">
      <loext:graphic-properties draw:fill="bitmap" draw:fill-image-name="msFillBitmap_20_79" style:repeat="stretch"/>
      <style:paragraph-properties fo:text-align="start"/>
      <style:text-properties fo:font-size="18pt"/>
    </style:style>
    <style:style style:name="P95" style:family="paragraph">
      <loext:graphic-properties draw:fill="bitmap" draw:fill-image-name="msFillBitmap_20_80" style:repeat="stretch"/>
      <style:paragraph-properties fo:text-align="start"/>
      <style:text-properties fo:font-size="18pt"/>
    </style:style>
    <style:style style:name="P96" style:family="paragraph">
      <style:paragraph-properties fo:margin-left="0cm" fo:margin-right="0cm" fo:margin-top="0cm" fo:margin-bottom="0cm" fo:line-height="0.80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7" style:family="paragraph">
      <loext:graphic-properties draw:fill="none"/>
      <style:paragraph-properties fo:margin-left="0cm" fo:margin-right="0cm" fo:margin-top="0cm" fo:margin-bottom="0cm" fo:line-height="0.80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8" style:family="paragraph">
      <style:paragraph-properties fo:margin-left="0cm" fo:margin-right="0cm" fo:margin-top="0cm" fo:margin-bottom="0cm" fo:line-height="0.79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9" style:family="paragraph">
      <loext:graphic-properties draw:fill="none"/>
      <style:paragraph-properties fo:margin-left="0cm" fo:margin-right="0cm" fo:margin-top="0cm" fo:margin-bottom="0cm" fo:line-height="0.79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0" style:family="paragraph">
      <loext:graphic-properties draw:fill="bitmap" draw:fill-image-name="msFillBitmap_20_81" draw:opacity="23%" style:repeat="stretch"/>
      <style:paragraph-properties fo:text-align="start"/>
      <style:text-properties fo:font-size="18pt"/>
    </style:style>
    <style:style style:name="P101" style:family="paragraph">
      <loext:graphic-properties draw:fill="bitmap" draw:fill-image-name="msFillBitmap_20_82" style:repeat="stretch"/>
      <style:paragraph-properties fo:text-align="start"/>
      <style:text-properties fo:font-size="18pt"/>
    </style:style>
    <style:style style:name="P102" style:family="paragraph">
      <loext:graphic-properties draw:fill="bitmap" draw:fill-image-name="msFillBitmap_20_84" style:repeat="stretch"/>
      <style:paragraph-properties fo:text-align="start"/>
      <style:text-properties fo:font-size="18pt"/>
    </style:style>
    <style:style style:name="P103" style:family="paragraph">
      <loext:graphic-properties draw:fill="bitmap" draw:fill-image-name="msFillBitmap_20_87" style:repeat="stretch"/>
      <style:paragraph-properties fo:text-align="start"/>
      <style:text-properties fo:font-size="18pt"/>
    </style:style>
    <style:style style:name="P104" style:family="paragraph">
      <style:paragraph-properties fo:margin-left="0cm" fo:margin-right="0cm" fo:margin-top="0cm" fo:margin-bottom="0cm" fo:line-height="0.98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5" style:family="paragraph">
      <loext:graphic-properties draw:fill="none"/>
      <style:paragraph-properties fo:margin-left="0cm" fo:margin-right="0cm" fo:margin-top="0cm" fo:margin-bottom="0cm" fo:line-height="0.9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6" style:family="paragraph">
      <loext:graphic-properties draw:fill="bitmap" draw:fill-image-name="msFillBitmap_20_90" style:repeat="stretch"/>
      <style:paragraph-properties fo:text-align="start"/>
      <style:text-properties fo:font-size="18pt"/>
    </style:style>
    <style:style style:name="P107" style:family="paragraph">
      <style:paragraph-properties fo:margin-left="0cm" fo:margin-right="0cm" fo:margin-top="0cm" fo:margin-bottom="0cm" fo:line-height="1.257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8" style:family="paragraph">
      <loext:graphic-properties draw:fill="none"/>
      <style:paragraph-properties fo:margin-left="0cm" fo:margin-right="0cm" fo:margin-top="0cm" fo:margin-bottom="0cm" fo:line-height="1.257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9" style:family="paragraph">
      <loext:graphic-properties draw:fill="bitmap" draw:fill-image-name="msFillBitmap_20_93" style:repeat="stretch"/>
      <style:paragraph-properties fo:text-align="start"/>
      <style:text-properties fo:font-size="18pt"/>
    </style:style>
    <style:style style:name="P110" style:family="paragraph">
      <style:paragraph-properties fo:margin-left="0cm" fo:margin-right="0cm" fo:margin-top="0cm" fo:margin-bottom="0cm" fo:line-height="1.082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1" style:family="paragraph">
      <loext:graphic-properties draw:fill="none"/>
      <style:paragraph-properties fo:margin-left="0cm" fo:margin-right="0cm" fo:margin-top="0cm" fo:margin-bottom="0cm" fo:line-height="1.082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2" style:family="paragraph">
      <style:paragraph-properties fo:margin-left="0cm" fo:margin-right="0cm" fo:margin-top="0cm" fo:margin-bottom="0cm" fo:line-height="1.021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3" style:family="paragraph">
      <loext:graphic-properties draw:fill="none"/>
      <style:paragraph-properties fo:margin-left="0cm" fo:margin-right="0cm" fo:margin-top="0cm" fo:margin-bottom="0cm" fo:line-height="1.021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4" style:family="paragraph">
      <style:paragraph-properties fo:margin-left="0cm" fo:margin-right="0cm" fo:margin-top="0cm" fo:margin-bottom="0cm" fo:line-height="1.08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5" style:family="paragraph">
      <loext:graphic-properties draw:fill="none"/>
      <style:paragraph-properties fo:margin-left="0cm" fo:margin-right="0cm" fo:margin-top="0cm" fo:margin-bottom="0cm" fo:line-height="1.0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6" style:family="paragraph">
      <style:paragraph-properties fo:margin-left="0cm" fo:margin-right="0cm" fo:margin-top="0cm" fo:margin-bottom="0cm" fo:line-height="1.023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7" style:family="paragraph">
      <loext:graphic-properties draw:fill="none"/>
      <style:paragraph-properties fo:margin-left="0cm" fo:margin-right="0cm" fo:margin-top="0cm" fo:margin-bottom="0cm" fo:line-height="1.023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8" style:family="paragraph">
      <loext:graphic-properties draw:fill="bitmap" draw:fill-image-name="msFillBitmap_20_96" style:repeat="stretch"/>
      <style:paragraph-properties fo:text-align="start"/>
      <style:text-properties fo:font-size="18pt"/>
    </style:style>
    <style:style style:name="P119" style:family="paragraph">
      <style:paragraph-properties fo:margin-left="0cm" fo:margin-right="0cm" fo:margin-top="0cm" fo:margin-bottom="0cm" fo:line-height="1.638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0" style:family="paragraph">
      <loext:graphic-properties draw:fill="none"/>
      <style:paragraph-properties fo:margin-left="0cm" fo:margin-right="0cm" fo:margin-top="0cm" fo:margin-bottom="0cm" fo:line-height="1.638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1" style:family="paragraph">
      <style:paragraph-properties fo:margin-left="0cm" fo:margin-right="0cm" fo:margin-top="0cm" fo:margin-bottom="0cm" fo:line-height="1.759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2" style:family="paragraph">
      <loext:graphic-properties draw:fill="none"/>
      <style:paragraph-properties fo:margin-left="0cm" fo:margin-right="0cm" fo:margin-top="0cm" fo:margin-bottom="0cm" fo:line-height="1.75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3" style:family="paragraph">
      <style:paragraph-properties fo:margin-left="0cm" fo:margin-right="0cm" fo:margin-top="0cm" fo:margin-bottom="0cm" fo:line-height="0.967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4" style:family="paragraph">
      <loext:graphic-properties draw:fill="none"/>
      <style:paragraph-properties fo:margin-left="0cm" fo:margin-right="0cm" fo:margin-top="0cm" fo:margin-bottom="0cm" fo:line-height="0.967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5" style:family="paragraph">
      <style:paragraph-properties fo:margin-left="0cm" fo:margin-right="0cm" fo:margin-top="0cm" fo:margin-bottom="0cm" fo:line-height="0.535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6" style:family="paragraph">
      <loext:graphic-properties draw:fill="none"/>
      <style:paragraph-properties fo:margin-left="0cm" fo:margin-right="0cm" fo:margin-top="0cm" fo:margin-bottom="0cm" fo:line-height="0.53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8bc7b1" loext:opacity="100%" style:text-outline="false" style:text-line-through-style="none" style:text-line-through-type="none" style:text-position="0% 100%" style:font-name="More Sugar" fo:font-size="136.5pt" fo:letter-spacing="normal" fo:language="en" fo:country="US" fo:font-style="normal" style:text-underline-style="none" fo:font-weight="normal" fo:background-color="transparent" style:font-name-asian="More Sugar" style:font-size-asian="136.5pt" style:font-style-asian="normal" style:font-weight-asian="normal" style:font-name-complex="More Sugar" style:font-size-complex="136.5pt" style:font-style-complex="normal" style:font-weight-complex="normal"/>
    </style:style>
    <style:style style:name="T2" style:family="text">
      <style:text-properties fo:font-variant="normal" fo:text-transform="none" fo:color="#5b5550" loext:opacity="100%" style:text-outline="false" style:text-line-through-style="none" style:text-line-through-type="none" style:text-position="0% 100%" style:font-name="More Sugar" fo:font-size="75.5pt" fo:letter-spacing="normal" fo:language="en" fo:country="US" fo:font-style="normal" style:text-underline-style="none" fo:font-weight="normal" fo:background-color="transparent" style:font-name-asian="More Sugar" style:font-size-asian="75.5pt" style:font-style-asian="normal" style:font-weight-asian="normal" style:font-name-complex="More Sugar" style:font-size-complex="75.5pt" style:font-style-complex="normal" style:font-weight-complex="normal"/>
    </style:style>
    <style:style style:name="T3" style:family="text">
      <style:text-properties fo:font-variant="normal" fo:text-transform="none" fo:color="#5b5550" loext:opacity="100%" style:text-outline="false" style:text-line-through-style="none" style:text-line-through-type="none" style:text-position="0% 100%" style:font-name="More Sugar" fo:font-size="67.5pt" fo:letter-spacing="normal" fo:language="en" fo:country="US" fo:font-style="normal" style:text-underline-style="none" fo:font-weight="normal" fo:background-color="transparent" style:font-name-asian="More Sugar" style:font-size-asian="67.5pt" style:font-style-asian="normal" style:font-weight-asian="normal" style:font-name-complex="More Sugar" style:font-size-complex="67.5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niglet" fo:font-size="33.5pt" fo:letter-spacing="normal" fo:language="en" fo:country="US" fo:font-style="normal" style:text-underline-style="none" fo:font-weight="normal" fo:background-color="transparent" style:font-name-asian="Sniglet" style:font-size-asian="33.5pt" style:font-style-asian="normal" style:font-weight-asian="normal" style:font-name-complex="Sniglet" style:font-size-complex="33.5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0pt" fo:letter-spacing="normal" fo:language="en" fo:country="US" fo:font-style="normal" style:text-underline-style="none" fo:font-weight="normal" fo:background-color="transparent" style:font-name-asian="More Sugar" style:font-size-asian="30pt" style:font-style-asian="normal" style:font-weight-asian="normal" style:font-name-complex="More Sugar" style:font-size-complex="30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66.8000030517578pt" fo:letter-spacing="normal" fo:language="en" fo:country="US" fo:font-style="normal" style:text-underline-style="none" fo:font-weight="normal" fo:background-color="transparent" style:font-name-asian="More Sugar" style:font-size-asian="66.8000030517578pt" style:font-style-asian="normal" style:font-weight-asian="normal" style:font-name-complex="More Sugar" style:font-size-complex="66.800003051757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3.0999984741211pt" fo:letter-spacing="normal" fo:language="fr" fo:country="FR" fo:font-style="normal" style:text-underline-style="none" fo:font-weight="normal" fo:background-color="transparent" style:font-name-asian="More Sugar" style:font-size-asian="33.0999984741211pt" style:font-style-asian="normal" style:font-weight-asian="normal" style:font-name-complex="More Sugar" style:font-size-complex="33.0999984741211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3.0999984741211pt" fo:letter-spacing="normal" fo:language="en" fo:country="US" fo:font-style="normal" style:text-underline-style="none" fo:font-weight="normal" fo:background-color="transparent" style:font-name-asian="More Sugar" style:font-size-asian="33.0999984741211pt" style:font-style-asian="normal" style:font-weight-asian="normal" style:font-name-complex="More Sugar" style:font-size-complex="33.0999984741211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32pt" fo:letter-spacing="normal" fo:language="en" fo:country="US" fo:font-style="normal" style:text-underline-style="none" fo:font-weight="normal" fo:background-color="transparent" style:font-name-asian="More Sugar" style:font-size-asian="32pt" style:font-style-asian="normal" style:font-weight-asian="normal" style:font-name-complex="More Sugar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29pt" fo:letter-spacing="normal" fo:language="en" fo:country="US" fo:font-style="normal" style:text-underline-style="none" fo:font-weight="normal" fo:background-color="transparent" style:font-name-asian="More Sugar" style:font-size-asian="29pt" style:font-style-asian="normal" style:font-weight-asian="normal" style:font-name-complex="More Sugar" style:font-size-complex="29pt" style:font-style-complex="normal" style:font-weight-complex="normal"/>
    </style:style>
    <style:style style:name="T11" style:family="text">
      <style:text-properties fo:font-variant="normal" fo:text-transform="none" fo:color="#007878" loext:opacity="100%" style:text-outline="false" style:text-line-through-style="none" style:text-line-through-type="none" style:text-position="0% 100%" style:font-name="More Sugar" fo:font-size="29pt" fo:letter-spacing="normal" fo:language="en" fo:country="US" fo:font-style="normal" style:text-underline-style="none" fo:font-weight="normal" fo:background-color="transparent" style:font-name-asian="More Sugar" style:font-size-asian="29pt" style:font-style-asian="normal" style:font-weight-asian="normal" style:font-name-complex="More Sugar" style:font-size-complex="29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40pt" fo:letter-spacing="normal" fo:language="en" fo:country="US" fo:font-style="normal" style:text-underline-style="none" fo:font-weight="normal" fo:background-color="transparent" style:font-name-asian="More Sugar" style:font-size-asian="40pt" style:font-style-asian="normal" style:font-weight-asian="normal" style:font-name-complex="More Sugar" style:font-size-complex="4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re Sugar" fo:font-size="50pt" fo:letter-spacing="normal" fo:language="en" fo:country="US" fo:font-style="normal" style:text-underline-style="none" fo:font-weight="normal" fo:background-color="transparent" style:font-name-asian="More Sugar" style:font-size-asian="50pt" style:font-style-asian="normal" style:font-weight-asian="normal" style:font-name-complex="More Sugar" style:font-size-complex="5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41.4000015258789pt" fo:letter-spacing="normal" fo:language="en" fo:country="US" fo:font-style="normal" style:text-underline-style="none" fo:font-weight="normal" fo:background-color="transparent" style:font-name-asian="More Sugar" style:font-size-asian="41.4000015258789pt" style:font-style-asian="normal" style:font-weight-asian="normal" style:font-name-complex="More Sugar" style:font-size-complex="41.4000015258789pt" style:font-style-complex="normal" style:font-weight-complex="normal"/>
    </style:style>
    <style:style style:name="T15" style:family="text">
      <style:text-properties fo:font-variant="normal" fo:text-transform="none" fo:color="#0a729d" loext:opacity="100%" style:text-outline="false" style:text-line-through-style="none" style:text-line-through-type="none" style:text-position="0% 100%" style:font-name="More Sugar" fo:font-size="46pt" fo:letter-spacing="normal" fo:language="en" fo:country="US" fo:font-style="normal" style:text-underline-style="none" fo:font-weight="normal" fo:background-color="transparent" style:font-name-asian="More Sugar" style:font-size-asian="46pt" style:font-style-asian="normal" style:font-weight-asian="normal" style:font-name-complex="More Sugar" style:font-size-complex="4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34.7999992370606pt" fo:letter-spacing="normal" fo:language="en" fo:country="US" fo:font-style="normal" style:text-underline-style="none" fo:font-weight="normal" fo:background-color="transparent" style:font-name-asian="More Sugar" style:font-size-asian="34.7999992370606pt" style:font-style-asian="normal" style:font-weight-asian="normal" style:font-name-complex="More Sugar" style:font-size-complex="34.7999992370606pt" style:font-style-complex="normal" style:font-weight-complex="normal"/>
    </style:style>
    <style:style style:name="T17" style:family="text">
      <style:text-properties fo:font-variant="normal" fo:text-transform="none" fo:color="#0a729d" loext:opacity="100%" style:text-outline="false" style:text-line-through-style="none" style:text-line-through-type="none" style:text-position="0% 100%" style:font-name="More Sugar" fo:font-size="36.5pt" fo:letter-spacing="normal" fo:language="en" fo:country="US" fo:font-style="normal" style:text-underline-style="none" fo:font-weight="normal" fo:background-color="transparent" style:font-name-asian="More Sugar" style:font-size-asian="36.5pt" style:font-style-asian="normal" style:font-weight-asian="normal" style:font-name-complex="More Sugar" style:font-size-complex="36.5pt" style:font-style-complex="normal" style:font-weight-complex="normal"/>
    </style:style>
    <style:style style:name="T18" style:family="text">
      <style:text-properties fo:font-variant="normal" fo:text-transform="none" fo:color="#687886" loext:opacity="100%" style:text-outline="false" style:text-line-through-style="none" style:text-line-through-type="none" style:text-position="0% 100%" style:font-name="More Sugar" fo:font-size="44.7999992370606pt" fo:letter-spacing="normal" fo:language="en" fo:country="US" fo:font-style="normal" style:text-underline-style="none" fo:font-weight="normal" fo:background-color="transparent" style:font-name-asian="More Sugar" style:font-size-asian="44.7999992370606pt" style:font-style-asian="normal" style:font-weight-asian="normal" style:font-name-complex="More Sugar" style:font-size-complex="44.799999237060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26.3999996185303pt" fo:letter-spacing="normal" fo:language="en" fo:country="US" fo:font-style="normal" style:text-underline-style="none" fo:font-weight="normal" fo:background-color="transparent" style:font-name-asian="More Sugar" style:font-size-asian="26.3999996185303pt" style:font-style-asian="normal" style:font-weight-asian="normal" style:font-name-complex="More Sugar" style:font-size-complex="26.3999996185303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26.1000003814697pt" fo:letter-spacing="normal" fo:language="en" fo:country="US" fo:font-style="normal" style:text-underline-style="none" fo:font-weight="normal" fo:background-color="transparent" style:font-name-asian="More Sugar" style:font-size-asian="26.1000003814697pt" style:font-style-asian="normal" style:font-weight-asian="normal" style:font-name-complex="More Sugar" style:font-size-complex="26.100000381469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32.5pt" fo:letter-spacing="normal" fo:language="en" fo:country="US" fo:font-style="normal" style:text-underline-style="none" fo:font-weight="normal" fo:background-color="transparent" style:font-name-asian="More Sugar" style:font-size-asian="32.5pt" style:font-style-asian="normal" style:font-weight-asian="normal" style:font-name-complex="More Sugar" style:font-size-complex="32.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35.7000007629395pt" fo:letter-spacing="normal" fo:language="en" fo:country="US" fo:font-style="normal" style:text-underline-style="none" fo:font-weight="normal" fo:background-color="transparent" style:font-name-asian="More Sugar" style:font-size-asian="35.7000007629395pt" style:font-style-asian="normal" style:font-weight-asian="normal" style:font-name-complex="More Sugar" style:font-size-complex="35.7000007629395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33.5999984741211pt" fo:letter-spacing="normal" fo:language="en" fo:country="US" fo:font-style="normal" style:text-underline-style="none" fo:font-weight="normal" fo:background-color="transparent" style:font-name-asian="More Sugar" style:font-size-asian="33.5999984741211pt" style:font-style-asian="normal" style:font-weight-asian="normal" style:font-name-complex="More Sugar" style:font-size-complex="33.5999984741211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re Sugar" fo:font-size="33.7000007629395pt" fo:letter-spacing="normal" fo:language="en" fo:country="US" fo:font-style="normal" style:text-underline-style="none" fo:font-weight="normal" fo:background-color="transparent" style:font-name-asian="More Sugar" style:font-size-asian="33.7000007629395pt" style:font-style-asian="normal" style:font-weight-asian="normal" style:font-name-complex="More Sugar" style:font-size-complex="33.7000007629395pt" style:font-style-complex="normal" style:font-weight-complex="normal"/>
    </style:style>
    <style:style style:name="T25" style:family="text">
      <style:text-properties fo:font-variant="normal" fo:text-transform="none" fo:color="#fff4e8" loext:opacity="100%" style:text-outline="false" style:text-line-through-style="none" style:text-line-through-type="none" style:text-position="0% 100%" style:font-name="More Sugar" fo:font-size="54pt" fo:letter-spacing="normal" fo:language="en" fo:country="US" fo:font-style="normal" style:text-underline-style="none" fo:font-weight="normal" fo:background-color="transparent" style:font-name-asian="More Sugar" style:font-size-asian="54pt" style:font-style-asian="normal" style:font-weight-asian="normal" style:font-name-complex="More Sugar" style:font-size-complex="54pt" style:font-style-complex="normal" style:font-weight-complex="normal"/>
    </style:style>
    <style:style style:name="T26" style:family="text">
      <style:text-properties fo:font-variant="normal" fo:text-transform="none" fo:color="#0a729d" loext:opacity="100%" style:text-outline="false" style:text-line-through-style="none" style:text-line-through-type="none" style:text-position="0% 100%" style:font-name="More Sugar" fo:font-size="58pt" fo:letter-spacing="normal" fo:language="en" fo:country="US" fo:font-style="normal" style:text-underline-style="none" fo:font-weight="normal" fo:background-color="transparent" style:font-name-asian="More Sugar" style:font-size-asian="58pt" style:font-style-asian="normal" style:font-weight-asian="normal" style:font-name-complex="More Sugar" style:font-size-complex="58pt" style:font-style-complex="normal" style:font-weight-complex="normal"/>
    </style:style>
    <style:style style:name="T27" style:family="text">
      <style:text-properties fo:font-variant="normal" fo:text-transform="none" fo:color="#007878" loext:opacity="100%" style:text-outline="false" style:text-line-through-style="none" style:text-line-through-type="none" style:text-position="0% 100%" style:font-name="More Sugar" fo:font-size="31.8999996185303pt" fo:letter-spacing="normal" fo:language="en" fo:country="US" fo:font-style="normal" style:text-underline-style="none" fo:font-weight="normal" fo:background-color="transparent" style:font-name-asian="More Sugar" style:font-size-asian="31.8999996185303pt" style:font-style-asian="normal" style:font-weight-asian="normal" style:font-name-complex="More Sugar" style:font-size-complex="31.8999996185303pt" style:font-style-complex="normal" style:font-weight-complex="normal"/>
    </style:style>
    <style:style style:name="T28" style:family="text">
      <style:text-properties fo:font-variant="normal" fo:text-transform="none" fo:color="#5b5550" loext:opacity="100%" style:text-outline="false" style:text-line-through-style="none" style:text-line-through-type="none" style:text-position="0% 100%" style:font-name="More Sugar" fo:font-size="17.7000007629395pt" fo:letter-spacing="normal" fo:language="en" fo:country="US" fo:font-style="normal" style:text-underline-style="none" fo:font-weight="normal" fo:background-color="transparent" style:font-name-asian="More Sugar" style:font-size-asian="17.7000007629395pt" style:font-style-asian="normal" style:font-weight-asian="normal" style:font-name-complex="More Sugar" style:font-size-complex="17.7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bc7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b55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0.869cm" text:min-label-width="0.87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243cm" text:min-label-width="1.242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a729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6878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0.792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0.783cm" text:min-label-width="0.783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01cm" text:min-label-width="1.009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012cm" text:min-label-width="1.011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fff4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Freeform 4" draw:style-name="gr1" draw:text-style-name="P1" draw:layer="layout" svg:width="35.76cm" svg:height="30.307cm" svg:x="-23cm" svg:y="0cm">
          <text:p/>
          <draw:enhanced-geometry draw:mirror-horizontal="false" draw:mirror-vertical="false" svg:viewBox="0 0 0 0" drawooo:sub-view-size="12873987 10910704" draw:text-areas="0 0 ?f0 ?f1" draw:type="ooxml-non-primitive" draw:enhanced-path="M 0 0 L 12873988 0 12873988 10910704 0 10910704 0 0 Z N">
            <draw:equation draw:name="f0" draw:formula="logwidth"/>
            <draw:equation draw:name="f1" draw:formula="logheight"/>
          </draw:enhanced-geometry>
        </draw:custom-shape>
        <draw:custom-shape draw:name="Freeform 2" draw:style-name="gr2" draw:text-style-name="P2" draw:layer="layout" svg:width="18.057cm" svg:height="18.024cm" svg:x="32.742cm" svg:y="0cm">
          <text:p/>
          <draw:enhanced-geometry draw:mirror-horizontal="false" draw:mirror-vertical="false" svg:viewBox="0 0 0 0" drawooo:sub-view-size="6500819 6488999" draw:text-areas="0 0 ?f0 ?f1" draw:type="ooxml-non-primitive" draw:enhanced-path="M 0 0 L 6500819 0 6500819 6488999 0 6488999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3" draw:text-style-name="P4" draw:layer="layout" svg:width="22.261cm" svg:height="8.283cm" svg:x="15.239cm" svg:y="10.203cm">
          <text:p text:style-name="P3"><text:span text:style-name="T1">Menu Mak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6" draw:layer="layout" svg:width="13.491cm" svg:height="4.581cm" svg:x="18.56cm" svg:y="18.686cm">
          <text:p text:style-name="P5"><text:span text:style-name="T2">by Qwe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8" draw:style-name="gr5" draw:text-style-name="P7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TextBox 9" draw:style-name="gr6" draw:text-style-name="P9" draw:layer="layout" svg:width="15.466cm" svg:height="2.049cm" svg:x="18.534cm" svg:y="4.52cm">
          <text:p text:style-name="P8"><text:span text:style-name="T3">Pré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11" draw:layer="layout" svg:width="10.745cm" svg:height="3.049cm" svg:x="0.316cm" svg:y="0.646cm">
          <text:p text:style-name="P10"><text:span text:style-name="T4">Vaitilingom Vincent 24/07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draw:g draw:name="Group 2" draw:style-name="gr9">
          <draw:custom-shape draw:name="Freeform 3" draw:style-name="gr10" draw:text-style-name="P13" draw:layer="layout" svg:width="2.517cm" svg:height="2.517cm" svg:x="13.061cm" svg:y="3.51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15" draw:layer="layout" svg:width="2.045cm" svg:height="2.251cm" svg:x="13.297cm" svg:y="3.549cm">
            <text:p text:style-name="P14"><text:span text:style-name="T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9">
          <draw:custom-shape draw:name="Freeform 6" draw:style-name="gr10" draw:text-style-name="P13" draw:layer="layout" svg:width="2.517cm" svg:height="2.517cm" svg:x="13.061cm" svg:y="7.095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2" draw:text-style-name="P15" draw:layer="layout" svg:width="2.045cm" svg:height="2.251cm" svg:x="13.297cm" svg:y="7.124cm">
            <text:p text:style-name="P14"><text:span text:style-name="T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 draw:style-name="gr9">
          <draw:custom-shape draw:name="Freeform 10" draw:style-name="gr10" draw:text-style-name="P13" draw:layer="layout" svg:width="2.517cm" svg:height="2.517cm" svg:x="13.061cm" svg:y="10.671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13" draw:text-style-name="P15" draw:layer="layout" svg:width="2.045cm" svg:height="2.251cm" svg:x="13.297cm" svg:y="10.7cm">
            <text:p text:style-name="P14"><text:span text:style-name="T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14" draw:text-style-name="P17" draw:layer="layout" svg:width="12.237cm" svg:height="2.028cm" svg:x="19.281cm" svg:y="0.582cm">
          <text:p text:style-name="P16"><text:span text:style-name="T6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" draw:text-style-name="P19" draw:layer="layout" svg:width="11.186cm" svg:height="1.005cm" svg:x="16.814cm" svg:y="4.461cm">
          <text:p text:style-name="P18"><text:span text:style-name="T7">Contexte</text:span><text:span text:style-name="T8"> </text:span><text:span text:style-name="T7">du</text:span><text:span text:style-name="T8">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6" draw:text-style-name="P19" draw:layer="layout" svg:width="13.686cm" svg:height="1.005cm" svg:x="16.814cm" svg:y="8.036cm">
          <text:p text:style-name="P18"><text:span text:style-name="T7">Aperçu</text:span><text:span text:style-name="T8">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7" draw:text-style-name="P19" draw:layer="layout" svg:width="12.686cm" svg:height="1.005cm" svg:x="16.814cm" svg:y="11.612cm">
          <text:p text:style-name="P18"><text:span text:style-name="T8">Méthodologie util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9" draw:style-name="gr18" draw:text-style-name="P20" draw:layer="layout" svg:width="33.097cm" svg:height="13.238cm" svg:x="9.581cm" svg:y="23.916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g draw:name="Group 20" draw:style-name="gr9">
          <draw:custom-shape draw:name="Freeform 21" draw:style-name="gr10" draw:text-style-name="P13" draw:layer="layout" svg:width="2.517cm" svg:height="2.517cm" svg:x="13.061cm" svg:y="14.247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19" draw:text-style-name="P15" draw:layer="layout" svg:width="2.045cm" svg:height="2.251cm" svg:x="13.297cm" svg:y="14.276cm">
            <text:p text:style-name="P14"><text:span text:style-name="T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 draw:style-name="gr9">
          <draw:custom-shape draw:name="Freeform 24" draw:style-name="gr10" draw:text-style-name="P13" draw:layer="layout" svg:width="2.517cm" svg:height="2.517cm" svg:x="13.061cm" svg:y="17.823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5" draw:style-name="gr20" draw:text-style-name="P15" draw:layer="layout" svg:width="2.045cm" svg:height="2.251cm" svg:x="13.297cm" svg:y="17.852cm">
            <text:p text:style-name="P14"><text:span text:style-name="T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 draw:style-name="gr9">
          <draw:custom-shape draw:name="Freeform 27" draw:style-name="gr10" draw:text-style-name="P13" draw:layer="layout" svg:width="2.517cm" svg:height="2.517cm" svg:x="13.061cm" svg:y="21.3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8" draw:style-name="gr21" draw:text-style-name="P15" draw:layer="layout" svg:width="2.045cm" svg:height="2.251cm" svg:x="13.297cm" svg:y="21.428cm">
            <text:p text:style-name="P14"><text:span text:style-name="T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 draw:style-name="gr9">
          <draw:custom-shape draw:name="Freeform 30" draw:style-name="gr10" draw:text-style-name="P13" draw:layer="layout" svg:width="2.517cm" svg:height="2.517cm" svg:x="13.061cm" svg:y="24.97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1" draw:style-name="gr22" draw:text-style-name="P15" draw:layer="layout" svg:width="2.045cm" svg:height="2.251cm" svg:x="13.297cm" svg:y="25.009cm">
            <text:p text:style-name="P14"><text:span text:style-name="T5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2" draw:style-name="gr23" draw:text-style-name="P19" draw:layer="layout" svg:width="6.686cm" svg:height="1.005cm" svg:x="16.814cm" svg:y="25.921cm">
          <text:p text:style-name="P18"><text:span text:style-name="T8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4" draw:text-style-name="P19" draw:layer="layout" svg:width="9.686cm" svg:height="1.005cm" svg:x="16.814cm" svg:y="15.188cm">
          <text:p text:style-name="P18"><text:span text:style-name="T8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5" draw:text-style-name="P19" draw:layer="layout" svg:width="15.186cm" svg:height="1.005cm" svg:x="16.814cm" svg:y="18.764cm">
          <text:p text:style-name="P18"><text:span text:style-name="T8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26" draw:text-style-name="P19" draw:layer="layout" svg:width="12.186cm" svg:height="1.005cm" svg:x="16.814cm" svg:y="22.34cm">
          <text:p text:style-name="P18"><text:span text:style-name="T8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6" draw:style-name="gr27" draw:text-style-name="P21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37" draw:style-name="gr9">
          <draw:custom-shape draw:name="Freeform 38" draw:style-name="gr10" draw:text-style-name="P13" draw:layer="layout" svg:width="2.517cm" svg:height="2.517cm" svg:x="31.689cm" svg:y="25.05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9" draw:style-name="gr28" draw:text-style-name="P15" draw:layer="layout" svg:width="2.045cm" svg:height="2.251cm" svg:x="31.925cm" svg:y="25.088cm">
            <text:p text:style-name="P14"><text:span text:style-name="T5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0" draw:style-name="gr29" draw:text-style-name="P19" draw:layer="layout" svg:width="5.922cm" svg:height="1.005cm" svg:x="35.078cm" svg:y="25.841cm">
          <text:p text:style-name="P18"><text:span text:style-name="T8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">
        <draw:g draw:name="Group 3" draw:style-name="gr9">
          <draw:custom-shape draw:name="Freeform 4" draw:style-name="gr30" draw:text-style-name="P22" draw:layer="layout" svg:width="18.54cm" svg:height="4.074cm" svg:x="17.177cm" svg:y="4.943cm">
            <text:p/>
            <draw:enhanced-geometry draw:mirror-horizontal="false" draw:mirror-vertical="false" svg:viewBox="0 0 0 0" drawooo:sub-view-size="2519212 553603" draw:text-areas="0 0 ?f0 ?f1" draw:type="ooxml-non-primitive" draw:enhanced-path="M 2316012 0 C 2428236 0 2519212 123928 2519212 276801 2519212 429675 2428236 553603 2316012 553603 L 203200 553603 C 90976 553603 0 429675 0 276801 0 123928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31" draw:text-style-name="P24" draw:layer="layout" svg:width="18.54cm" svg:height="4.564cm" svg:x="17.177cm" svg:y="4.452cm">
            <text:p text:style-name="P23"><text:span text:style-name="T9">“</text:span><text:span text:style-name="T9">MENU MAKER” BY QWENTA</text:span></text:p>
            <text:p text:style-name="P23"><text:span text:style-name="T9">OBJECTIFS 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9" draw:style-name="gr32" draw:text-style-name="P2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10" draw:style-name="gr9">
          <draw:custom-shape draw:name="Freeform 11" draw:style-name="gr30" draw:text-style-name="P22" draw:layer="layout" svg:width="13.598cm" svg:height="2.276cm" svg:x="16.906cm" svg:y="10.401cm">
            <text:p/>
            <draw:enhanced-geometry draw:mirror-horizontal="false" draw:mirror-vertical="false" svg:viewBox="0 0 0 0" drawooo:sub-view-size="1847682 309340" draw:text-areas="0 0 ?f0 ?f1" draw:type="ooxml-non-primitive" draw:enhanced-path="M 1644482 0 C 1756706 0 1847682 69248 1847682 154670 1847682 240092 1756706 309340 1644482 309340 L 203200 309340 C 90976 309340 0 240092 0 154670 0 69248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33" draw:text-style-name="P27" draw:layer="layout" svg:width="13.598cm" svg:height="2.766cm" svg:x="16.906cm" svg:y="9.91cm">
            <text:list text:style-name="L6">
              <text:list-item>
                <text:list>
                  <text:list-item>
                    <text:p text:style-name="P26"><text:span text:style-name="T10">UN OUTIL DYNAMIQU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draw:style-name="gr9">
          <draw:custom-shape draw:name="Freeform 14" draw:style-name="gr30" draw:text-style-name="P22" draw:layer="layout" svg:width="20.598cm" svg:height="2.268cm" svg:x="16.906cm" svg:y="13.048cm">
            <text:p/>
            <draw:enhanced-geometry draw:mirror-horizontal="false" draw:mirror-vertical="false" svg:viewBox="0 0 0 0" drawooo:sub-view-size="2798739 308265" draw:text-areas="0 0 ?f0 ?f1" draw:type="ooxml-non-primitive" draw:enhanced-path="M 2595539 0 C 2707764 0 2798739 69007 2798739 154132 2798739 239257 2707764 308265 2595539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34" draw:text-style-name="P29" draw:layer="layout" svg:width="20.598cm" svg:height="2.759cm" svg:x="16.906cm" svg:y="12.557cm">
            <text:list text:style-name="L6">
              <text:list-item>
                <text:list>
                  <text:list-item>
                    <text:p text:style-name="P28"><text:span text:style-name="T10">CRÉATION DE MENU PERSONNALISÉ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draw:style-name="gr9">
          <draw:custom-shape draw:name="Freeform 17" draw:style-name="gr30" draw:text-style-name="P22" draw:layer="layout" svg:width="17.393cm" svg:height="2.268cm" svg:x="16.935cm" svg:y="15.687cm">
            <text:p/>
            <draw:enhanced-geometry draw:mirror-horizontal="false" draw:mirror-vertical="false" svg:viewBox="0 0 0 0" drawooo:sub-view-size="2363264 308265" draw:text-areas="0 0 ?f0 ?f1" draw:type="ooxml-non-primitive" draw:enhanced-path="M 2160064 0 C 2272288 0 2363264 69007 2363264 154132 2363264 239257 2272288 308265 2160064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35" draw:text-style-name="P29" draw:layer="layout" svg:width="17.393cm" svg:height="2.759cm" svg:x="16.935cm" svg:y="15.196cm">
            <text:list text:style-name="L6">
              <text:list-item>
                <text:list>
                  <text:list-item>
                    <text:p text:style-name="P28"><text:span text:style-name="T10">IMPRESSION SUR COMMAND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" draw:style-name="gr9">
          <draw:custom-shape draw:name="Freeform 20" draw:style-name="gr30" draw:text-style-name="P22" draw:layer="layout" svg:width="21.562cm" svg:height="2.268cm" svg:x="16.935cm" svg:y="18.326cm">
            <text:p/>
            <draw:enhanced-geometry draw:mirror-horizontal="false" draw:mirror-vertical="false" svg:viewBox="0 0 0 0" drawooo:sub-view-size="2929723 308265" draw:text-areas="0 0 ?f0 ?f1" draw:type="ooxml-non-primitive" draw:enhanced-path="M 2726523 0 C 2838747 0 2929723 69007 2929723 154132 2929723 239257 2838747 308265 2726523 308265 L 203200 308265 C 90976 308265 0 239257 0 154132 0 69007 90976 0 203200 0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36" draw:text-style-name="P29" draw:layer="layout" svg:width="21.562cm" svg:height="2.759cm" svg:x="16.935cm" svg:y="17.835cm">
            <text:list text:style-name="L6">
              <text:list-item>
                <text:list>
                  <text:list-item>
                    <text:p text:style-name="P28"><text:span text:style-name="T10">PUBLICATION SUR RÉSEAUX SOCIAUX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draw:style-name="gr9">
          <draw:custom-shape draw:name="Freeform 23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24" draw:style-name="gr38" draw:text-style-name="P27" draw:layer="layout" svg:width="3.952cm" svg:height="2.964cm" svg:x="46.85cm" svg:y="25.695cm">
            <text:p text:style-name="P26"><text:span text:style-name="T11">3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9">
          <draw:custom-shape draw:name="Freeform 26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7" draw:style-name="gr39" draw:text-style-name="P32" draw:layer="layout" svg:width="2.616cm" svg:height="2.977cm" svg:x="1.58cm" svg:y="0.28cm">
            <text:p text:style-name="P31"><text:span text:style-name="T12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" draw:style-name="gr40" draw:text-style-name="P34" draw:layer="layout" svg:width="16.75cm" svg:height="1.518cm" svg:x="5.25cm" svg:y="1.282cm">
          <text:p text:style-name="P33"><text:span text:style-name="T13">Contexte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draw:custom-shape draw:name="Freeform 4" draw:style-name="gr41" draw:text-style-name="P3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42" draw:text-style-name="P36" draw:layer="layout" svg:width="37.518cm" svg:height="22.84cm" svg:x="6.641cm" svg:y="5.591cm">
          <text:p/>
          <draw:enhanced-geometry draw:mirror-horizontal="false" draw:mirror-vertical="false" svg:viewBox="0 0 0 0" drawooo:sub-view-size="13506689 8222829" draw:text-areas="0 0 ?f0 ?f1" draw:type="ooxml-non-primitive" draw:enhanced-path="M 0 0 L 13506690 0 13506690 8222828 0 8222828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43" draw:text-style-name="P38" draw:layer="layout" svg:width="5.271cm" svg:height="1.258cm" svg:x="12.435cm" svg:y="4.221cm">
          <text:p text:style-name="P37"><text:span text:style-name="T14">Accue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4" draw:text-style-name="P38" draw:layer="layout" svg:width="7.747cm" svg:height="1.258cm" svg:x="30.753cm" svg:y="4.221cm">
          <text:p text:style-name="P37"><text:span text:style-name="T14">Connex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45" draw:text-style-name="P27" draw:layer="layout" svg:width="3.952cm" svg:height="2.964cm" svg:x="46.85cm" svg:y="25.695cm">
            <text:p text:style-name="P26"><text:span text:style-name="T11">4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46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47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">
        <draw:custom-shape draw:name="Freeform 2" draw:style-name="gr48" draw:text-style-name="P39" draw:layer="layout" svg:width="25.32cm" svg:height="21.459cm" svg:x="-17.5cm" svg:y="-1.459cm">
          <text:p/>
          <draw:enhanced-geometry draw:mirror-horizontal="false" draw:mirror-vertical="false" svg:viewBox="0 0 0 0" drawooo:sub-view-size="9115665 7725526" draw:text-areas="0 0 ?f0 ?f1" draw:type="ooxml-non-primitive" draw:enhanced-path="M 0 0 L 9115666 0 9115666 7725526 0 7725526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49" draw:text-style-name="P40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50" draw:text-style-name="P41" draw:layer="layout" svg:width="50.799cm" svg:height="16.131cm" svg:x="0cm" svg:y="8.172cm">
          <text:p/>
          <draw:enhanced-geometry draw:mirror-horizontal="false" draw:mirror-vertical="false" svg:viewBox="0 0 0 0" drawooo:sub-view-size="18288000 5807587" draw:text-areas="0 0 ?f0 ?f1" draw:type="ooxml-non-primitive" draw:enhanced-path="M 0 0 L 18288000 0 18288000 5807587 0 5807587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51" draw:text-style-name="P38" draw:layer="layout" svg:width="7.983cm" svg:height="1.258cm" svg:x="7.517cm" svg:y="6.305cm">
          <text:p text:style-name="P37"><text:span text:style-name="T14">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2" draw:text-style-name="P38" draw:layer="layout" svg:width="7.573cm" svg:height="2.515cm" svg:x="28.02cm" svg:y="5.932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3" draw:text-style-name="P38" draw:layer="layout" svg:width="7.573cm" svg:height="2.515cm" svg:x="43.226cm" svg:y="5.558cm">
          <text:p text:style-name="P37"><text:span text:style-name="T14">Ajout catégor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54" draw:text-style-name="P27" draw:layer="layout" svg:width="3.952cm" svg:height="2.964cm" svg:x="46.85cm" svg:y="25.695cm">
            <text:p text:style-name="P26"><text:span text:style-name="T11">5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55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56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>
        <draw:custom-shape draw:name="Freeform 2" draw:style-name="gr57" draw:text-style-name="P42" draw:layer="layout" svg:width="33.652cm" svg:height="24.467cm" draw:transform="rotate (1.28299153314103) translate (32.32cm 20.715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58" draw:text-style-name="P43" draw:layer="layout" svg:width="29.354cm" svg:height="23.91cm" draw:transform="rotate (1.06726883759453) translate (-13.389cm 31.319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59" draw:text-style-name="P44" draw:layer="layout" svg:width="33.097cm" svg:height="13.238cm" svg:x="-28.097cm" svg:y="-2.5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60" draw:text-style-name="P4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61" draw:text-style-name="P46" draw:layer="layout" svg:width="50.799cm" svg:height="20.992cm" svg:x="0cm" svg:y="7.443cm">
          <text:p/>
          <draw:enhanced-geometry draw:mirror-horizontal="false" draw:mirror-vertical="false" svg:viewBox="0 0 0 0" drawooo:sub-view-size="18288000 7557448" draw:text-areas="0 0 ?f0 ?f1" draw:type="ooxml-non-primitive" draw:enhanced-path="M 0 0 L 18288000 0 18288000 7557448 0 7557448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62" draw:text-style-name="P38" draw:layer="layout" svg:width="10.872cm" svg:height="1.258cm" svg:x="8.128cm" svg:y="6.087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3" draw:text-style-name="P38" draw:layer="layout" svg:width="7.573cm" svg:height="1.258cm" svg:x="35.669cm" svg:y="6.185cm">
          <text:p text:style-name="P37"><text:span text:style-name="T14">Ajout pl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64" draw:text-style-name="P27" draw:layer="layout" svg:width="3.952cm" svg:height="2.964cm" svg:x="46.85cm" svg:y="25.695cm">
            <text:p text:style-name="P26"><text:span text:style-name="T11">6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65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66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Freeform 3" draw:style-name="gr67" draw:text-style-name="P47" draw:layer="layout" svg:width="33.097cm" svg:height="13.238cm" svg:x="-28cm" svg:y="-2.738cm">
          <text:p/>
          <draw:enhanced-geometry draw:mirror-horizontal="false" draw:mirror-vertical="false" svg:viewBox="0 0 0 0" drawooo:sub-view-size="11915285 4766114" draw:text-areas="0 0 ?f0 ?f1" draw:type="ooxml-non-primitive" draw:enhanced-path="M 0 0 L 11915285 0 11915285 4766114 0 4766114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68" draw:text-style-name="P4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69" draw:text-style-name="P49" draw:layer="layout" svg:width="50.799cm" svg:height="18.794cm" svg:x="0cm" svg:y="7.501cm">
          <text:p/>
          <draw:enhanced-geometry draw:mirror-horizontal="false" draw:mirror-vertical="false" svg:viewBox="0 0 0 0" drawooo:sub-view-size="18288000 6766241" draw:text-areas="0 0 ?f0 ?f1" draw:type="ooxml-non-primitive" draw:enhanced-path="M 0 0 L 18288000 0 18288000 6766241 0 6766241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70" draw:text-style-name="P50" draw:layer="layout" svg:width="3.433cm" svg:height="5.273cm" svg:x="38.015cm" svg:y="23.301cm">
          <text:p/>
          <draw:enhanced-geometry draw:mirror-horizontal="false" draw:mirror-vertical="false" svg:viewBox="0 0 0 0" drawooo:sub-view-size="1236281 1898818" draw:text-areas="0 0 ?f0 ?f1" draw:type="ooxml-non-primitive" draw:enhanced-path="M 0 0 L 1236281 0 1236281 1898818 0 1898818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71" draw:text-style-name="P38" draw:layer="layout" svg:width="10.949cm" svg:height="1.258cm" svg:x="8.551cm" svg:y="6.146cm">
          <text:p text:style-name="P37"><text:span text:style-name="T14">Création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2" draw:text-style-name="P38" draw:layer="layout" svg:width="9.272cm" svg:height="1.258cm" svg:x="34.5cm" svg:y="6.243cm">
          <text:p text:style-name="P37"><text:span text:style-name="T14">Choix sty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73" draw:text-style-name="P27" draw:layer="layout" svg:width="3.952cm" svg:height="2.964cm" svg:x="46.85cm" svg:y="25.695cm">
            <text:p text:style-name="P26"><text:span text:style-name="T11">7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74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75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draw:custom-shape draw:name="Freeform 2" draw:style-name="gr76" draw:text-style-name="P51" draw:layer="layout" svg:width="33.652cm" svg:height="24.467cm" draw:transform="rotate (1.28299153314103) translate (28.293cm 12.662cm)">
          <text:p/>
          <draw:enhanced-geometry draw:mirror-horizontal="false" draw:mirror-vertical="false" svg:viewBox="0 0 0 0" drawooo:sub-view-size="12115070 8808334" draw:text-areas="0 0 ?f0 ?f1" draw:type="ooxml-non-primitive" draw:enhanced-path="M 0 0 L 12115069 0 12115069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77" draw:text-style-name="P52" draw:layer="layout" svg:width="29.354cm" svg:height="23.91cm" draw:transform="skewX (-8.49181022322889E-017) rotate (0.644375559836307) translate (-9.538cm 29.144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78" draw:text-style-name="P53" draw:layer="layout" svg:width="25.03cm" svg:height="10.012cm" draw:transform="skewX (5.94535369524299E-017) rotate (0.619068285682389) translate (-8.938cm 6.042cm)">
          <text:p/>
          <draw:enhanced-geometry draw:mirror-horizontal="false" draw:mirror-vertical="false" svg:viewBox="0 0 0 0" drawooo:sub-view-size="9011333 3604533" draw:text-areas="0 0 ?f0 ?f1" draw:type="ooxml-non-primitive" draw:enhanced-path="M 0 0 L 9011334 0 9011334 3604534 0 3604534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79" draw:text-style-name="P54" draw:layer="layout" svg:width="50.799cm" svg:height="18.94cm" svg:x="0cm" svg:y="7.687cm">
          <text:p/>
          <draw:enhanced-geometry draw:mirror-horizontal="false" draw:mirror-vertical="false" svg:viewBox="0 0 0 0" drawooo:sub-view-size="18288000 6818586" draw:text-areas="0 0 ?f0 ?f1" draw:type="ooxml-non-primitive" draw:enhanced-path="M 0 0 L 18288000 0 18288000 6818586 0 6818586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80" draw:text-style-name="P5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TextBox 7" draw:style-name="gr81" draw:text-style-name="P38" draw:layer="layout" svg:width="8.97cm" svg:height="1.258cm" svg:x="8cm" svg:y="6.331cm">
          <text:p text:style-name="P37"><text:span text:style-name="T14">Choix sty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2" draw:text-style-name="P38" draw:layer="layout" svg:width="6.233cm" svg:height="1.258cm" svg:x="34.109cm" svg:y="6.5cm">
          <text:p text:style-name="P37"><text:span text:style-name="T14">Part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9">
          <draw:custom-shape draw:name="Freeform 10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83" draw:text-style-name="P27" draw:layer="layout" svg:width="3.952cm" svg:height="2.964cm" svg:x="46.85cm" svg:y="25.695cm">
            <text:p text:style-name="P26"><text:span text:style-name="T11">8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9">
          <draw:custom-shape draw:name="Freeform 13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84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85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draw:custom-shape draw:name="Freeform 2" draw:style-name="gr86" draw:text-style-name="P56" draw:layer="layout" svg:width="33.652cm" svg:height="24.467cm" draw:transform="rotate (1.28299153314103) translate (-15.5cm 28.768cm)">
          <text:p/>
          <draw:enhanced-geometry draw:mirror-horizontal="false" draw:mirror-vertical="false" svg:viewBox="0 0 0 0" drawooo:sub-view-size="12115070 8808334" draw:text-areas="0 0 ?f0 ?f1" draw:type="ooxml-non-primitive" draw:enhanced-path="M 0 0 L 12115069 0 12115069 8808334 0 8808334 0 0 Z N">
            <draw:equation draw:name="f0" draw:formula="logwidth"/>
            <draw:equation draw:name="f1" draw:formula="logheight"/>
          </draw:enhanced-geometry>
        </draw:custom-shape>
        <draw:custom-shape draw:name="Freeform 4" draw:style-name="gr87" draw:text-style-name="P57" draw:layer="layout" svg:width="39.111cm" svg:height="22.511cm" svg:x="5.844cm" svg:y="6.063cm">
          <text:p/>
          <draw:enhanced-geometry draw:mirror-horizontal="false" draw:mirror-vertical="false" svg:viewBox="0 0 0 0" drawooo:sub-view-size="14080305 8104250" draw:text-areas="0 0 ?f0 ?f1" draw:type="ooxml-non-primitive" draw:enhanced-path="M 0 0 L 14080306 0 14080306 8104250 0 8104250 0 0 Z N">
            <draw:equation draw:name="f0" draw:formula="logwidth"/>
            <draw:equation draw:name="f1" draw:formula="logheight"/>
          </draw:enhanced-geometry>
        </draw:custom-shape>
        <draw:custom-shape draw:name="TextBox 5" draw:style-name="gr88" draw:text-style-name="P38" draw:layer="layout" svg:width="18cm" svg:height="1.258cm" svg:x="17cm" svg:y="4.805cm">
          <text:p text:style-name="P37"><text:span text:style-name="T14">Accès menu précéd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89" draw:text-style-name="P5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90" draw:text-style-name="P27" draw:layer="layout" svg:width="3.952cm" svg:height="2.964cm" svg:x="46.85cm" svg:y="25.695cm">
            <text:p text:style-name="P26"><text:span text:style-name="T11">9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91" draw:text-style-name="P32" draw:layer="layout" svg:width="2.616cm" svg:height="2.977cm" svg:x="1.58cm" svg:y="0.28cm">
            <text:p text:style-name="P31"><text:span text:style-name="T12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92" draw:text-style-name="P34" draw:layer="layout" svg:width="20.25cm" svg:height="1.518cm" svg:x="5.25cm" svg:y="1.282cm">
          <text:p text:style-name="P33"><text:span text:style-name="T13">Aperçu de la maque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Freeform 2" draw:style-name="gr93" draw:text-style-name="P59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94" draw:text-style-name="P60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95" draw:text-style-name="P61" draw:layer="layout" svg:width="40.979cm" svg:height="22.517cm" svg:x="4.91cm" svg:y="6.057cm">
          <text:p/>
          <draw:enhanced-geometry draw:mirror-horizontal="false" draw:mirror-vertical="false" svg:viewBox="0 0 0 0" drawooo:sub-view-size="14752823 8106369" draw:text-areas="0 0 ?f0 ?f1" draw:type="ooxml-non-primitive" draw:enhanced-path="M 0 0 L 14752822 0 14752822 8106369 0 8106369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96" draw:text-style-name="P38" draw:layer="layout" svg:width="11.093cm" svg:height="1.258cm" svg:x="20.5cm" svg:y="4.5cm">
          <text:p text:style-name="P37"><text:span text:style-name="T14">Agile et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gr97" draw:text-style-name="P62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98" draw:text-style-name="P27" draw:layer="layout" svg:width="3.952cm" svg:height="2.964cm" svg:x="46.85cm" svg:y="25.695cm">
            <text:p text:style-name="P26"><text:span text:style-name="T11">10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9">
          <draw:custom-shape draw:name="Freeform 12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99" draw:text-style-name="P32" draw:layer="layout" svg:width="2.616cm" svg:height="2.977cm" svg:x="1.58cm" svg:y="0.28cm">
            <text:p text:style-name="P31"><text:span text:style-name="T12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100" draw:text-style-name="P34" draw:layer="layout" svg:width="19.25cm" svg:height="1.518cm" svg:x="5.25cm" svg:y="1.282cm">
          <text:p text:style-name="P33"><text:span text:style-name="T13">Méthodologie util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draw:custom-shape draw:name="Freeform 2" draw:style-name="gr101" draw:text-style-name="P63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02" draw:text-style-name="P64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03" draw:text-style-name="P6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104" draw:text-style-name="P66" draw:layer="layout" svg:width="50.799cm" svg:height="20.176cm" svg:x="0cm" svg:y="8.398cm">
          <text:p/>
          <draw:enhanced-geometry draw:mirror-horizontal="false" draw:mirror-vertical="false" svg:viewBox="0 0 0 0" drawooo:sub-view-size="18288000 7263594" draw:text-areas="0 0 ?f0 ?f1" draw:type="ooxml-non-primitive" draw:enhanced-path="M 0 0 L 18288000 0 18288000 7263594 0 7263594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05" draw:text-style-name="P27" draw:layer="layout" svg:width="3.952cm" svg:height="2.964cm" svg:x="46.85cm" svg:y="25.695cm">
            <text:p text:style-name="P26"><text:span text:style-name="T11">11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06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07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custom-shape draw:name="Freeform 2" draw:style-name="gr108" draw:text-style-name="P67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09" draw:text-style-name="P68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10" draw:text-style-name="P69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111" draw:text-style-name="P70" draw:layer="layout" svg:width="50.799cm" svg:height="21.018cm" svg:x="0cm" svg:y="7.556cm">
          <text:p/>
          <draw:enhanced-geometry draw:mirror-horizontal="false" draw:mirror-vertical="false" svg:viewBox="0 0 0 0" drawooo:sub-view-size="18288000 7566699" draw:text-areas="0 0 ?f0 ?f1" draw:type="ooxml-non-primitive" draw:enhanced-path="M 0 0 L 18288000 0 18288000 7566699 0 7566699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12" draw:text-style-name="P27" draw:layer="layout" svg:width="3.952cm" svg:height="2.964cm" svg:x="46.85cm" svg:y="25.695cm">
            <text:p text:style-name="P26"><text:span text:style-name="T11">12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13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14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>
        <draw:custom-shape draw:name="Freeform 2" draw:style-name="gr115" draw:text-style-name="P71" draw:layer="layout" svg:width="33.652cm" svg:height="24.467cm" draw:transform="rotate (1.89874369324463) translate (-2.899cm 39.74cm)">
          <text:p/>
          <draw:enhanced-geometry draw:mirror-horizontal="false" draw:mirror-vertical="false" svg:viewBox="0 0 0 0" drawooo:sub-view-size="12115070 8808334" draw:text-areas="0 0 ?f0 ?f1" draw:type="ooxml-non-primitive" draw:enhanced-path="M 0 0 L 12115070 0 12115070 8808334 0 8808334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16" draw:text-style-name="P72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5" draw:style-name="gr117" draw:text-style-name="P7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118" draw:text-style-name="P74" draw:layer="layout" svg:width="50.799cm" svg:height="22.315cm" svg:x="0cm" svg:y="6.259cm">
          <text:p/>
          <draw:enhanced-geometry draw:mirror-horizontal="false" draw:mirror-vertical="false" svg:viewBox="0 0 0 0" drawooo:sub-view-size="18288000 8033923" draw:text-areas="0 0 ?f0 ?f1" draw:type="ooxml-non-primitive" draw:enhanced-path="M 0 0 L 18288000 0 18288000 8033923 0 8033923 0 0 Z N">
            <draw:equation draw:name="f0" draw:formula="logwidth"/>
            <draw:equation draw:name="f1" draw:formula="logheight"/>
          </draw:enhanced-geometry>
        </draw:custom-shape>
        <draw:g draw:name="Group 7" draw:style-name="gr9">
          <draw:custom-shape draw:name="Freeform 8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19" draw:text-style-name="P27" draw:layer="layout" svg:width="3.952cm" svg:height="2.964cm" svg:x="46.85cm" svg:y="25.695cm">
            <text:p text:style-name="P26"><text:span text:style-name="T11">13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 draw:style-name="gr9">
          <draw:custom-shape draw:name="Freeform 11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2" draw:style-name="gr120" draw:text-style-name="P32" draw:layer="layout" svg:width="2.616cm" svg:height="2.977cm" svg:x="1.58cm" svg:y="0.28cm">
            <text:p text:style-name="P31"><text:span text:style-name="T12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" draw:style-name="gr121" draw:text-style-name="P34" draw:layer="layout" svg:width="14.25cm" svg:height="1.518cm" svg:x="5.25cm" svg:y="1.282cm">
          <text:p text:style-name="P33"><text:span text:style-name="T13">Tableau Kanb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custom-shape draw:name="TextBox 4" draw:style-name="gr122" draw:text-style-name="P38" draw:layer="layout" svg:width="18.241cm" svg:height="1.258cm" svg:x="14.759cm" svg:y="8.612cm">
          <text:list text:style-name="L8">
            <text:list-item>
              <text:list>
                <text:list-item>
                  <text:p text:style-name="P37"><text:span text:style-name="T14">Choix technologiqu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123" draw:text-style-name="P75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custom-shape draw:name="TextBox 6" draw:style-name="gr124" draw:text-style-name="P38" draw:layer="layout" svg:width="18.741cm" svg:height="1.258cm" svg:x="14.759cm" svg:y="11.754cm">
          <text:list text:style-name="L8">
            <text:list-item>
              <text:list>
                <text:list-item>
                  <text:p text:style-name="P37"><text:span text:style-name="T14">Liens avec le back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25" draw:text-style-name="P38" draw:layer="layout" svg:width="21.741cm" svg:height="1.258cm" svg:x="14.759cm" svg:y="14.897cm">
          <text:list text:style-name="L8">
            <text:list-item>
              <text:list>
                <text:list-item>
                  <text:p text:style-name="P37"><text:span text:style-name="T14">Domaine et héberge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6" draw:text-style-name="P38" draw:layer="layout" svg:width="11.741cm" svg:height="1.258cm" svg:x="14.759cm" svg:y="18.04cm">
          <text:list text:style-name="L8">
            <text:list-item>
              <text:list>
                <text:list-item>
                  <text:p text:style-name="P37"><text:span text:style-name="T14">Accessibilité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7" draw:text-style-name="P38" draw:layer="layout" svg:width="8.741cm" svg:height="1.258cm" svg:x="14.759cm" svg:y="21.183cm">
          <text:list text:style-name="L8">
            <text:list-item>
              <text:list>
                <text:list-item>
                  <text:p text:style-name="P37"><text:span text:style-name="T14">Sécurité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28" draw:text-style-name="P38" draw:layer="layout" svg:width="12.241cm" svg:height="1.258cm" svg:x="14.759cm" svg:y="24.347cm">
          <text:list text:style-name="L8">
            <text:list-item>
              <text:list>
                <text:list-item>
                  <text:p text:style-name="P37"><text:span text:style-name="T14">Maintenan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9">
          <draw:custom-shape draw:name="Freeform 12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129" draw:text-style-name="P27" draw:layer="layout" svg:width="3.952cm" svg:height="2.964cm" svg:x="46.85cm" svg:y="25.695cm">
            <text:p text:style-name="P26"><text:span text:style-name="T11">14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draw:style-name="gr9">
          <draw:custom-shape draw:name="Freeform 15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6" draw:style-name="gr130" draw:text-style-name="P32" draw:layer="layout" svg:width="2.616cm" svg:height="2.977cm" svg:x="1.58cm" svg:y="0.28cm">
            <text:p text:style-name="P31"><text:span text:style-name="T1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7" draw:style-name="gr131" draw:text-style-name="P34" draw:layer="layout" svg:width="22.75cm" svg:height="1.518cm" svg:x="5.25cm" svg:y="1.282cm">
          <text:p text:style-name="P33"><text:span text:style-name="T13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2" draw:text-style-name="P77" draw:layer="layout" svg:width="31.25cm" svg:height="1.397cm" svg:x="5cm" svg:y="4.5cm">
          <text:p text:style-name="P76"><text:span text:style-name="T15">Principales spécifications techniqu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>
        <draw:custom-shape draw:name="Freeform 2" draw:style-name="gr133" draw:text-style-name="P7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3" draw:style-name="gr9">
          <draw:custom-shape draw:name="Freeform 4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134" draw:text-style-name="P32" draw:layer="layout" svg:width="2.616cm" svg:height="2.977cm" svg:x="1.58cm" svg:y="0.28cm">
            <text:p text:style-name="P31"><text:span text:style-name="T12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AutoShape 6" draw:style-name="gr135" draw:text-style-name="P79" draw:layer="layout" svg:x1="1.949cm" svg:y1="7.999cm" svg:x2="3.5cm" svg:y2="8cm">
          <text:p/>
        </draw:line>
        <draw:line draw:name="AutoShape 7" draw:style-name="gr135" draw:text-style-name="P79" draw:layer="layout" svg:x1="2cm" svg:y1="23.5cm" svg:x2="3.551cm" svg:y2="23.501cm">
          <text:p/>
        </draw:line>
        <draw:g draw:name="Group 8" draw:style-name="gr9">
          <draw:custom-shape draw:name="Freeform 9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136" draw:text-style-name="P27" draw:layer="layout" svg:width="3.952cm" svg:height="2.964cm" svg:x="46.85cm" svg:y="25.695cm">
            <text:p text:style-name="P26"><text:span text:style-name="T11">15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AutoShape 11" draw:style-name="gr135" draw:text-style-name="P79" draw:layer="layout" svg:x1="2cm" svg:y1="15.499cm" svg:x2="3.551cm" svg:y2="15.5cm">
          <text:p/>
        </draw:line>
        <draw:g draw:name="Group 12" draw:style-name="gr9">
          <draw:custom-shape draw:name="Freeform 13" draw:style-name="gr137" draw:text-style-name="P80" draw:layer="layout" svg:width="4.285cm" svg:height="1.506cm" svg:x="20.662cm" svg:y="5.999cm">
            <text:p/>
            <draw:enhanced-geometry draw:mirror-horizontal="false" draw:mirror-vertical="false" svg:viewBox="0 0 0 0" drawooo:sub-view-size="2312495 812800" draw:text-areas="0 0 ?f0 ?f1" draw:type="ooxml-non-primitive" draw:enhanced-path="M 2312495 406400 L 1906095 0 1906095 203200 0 203200 0 609600 1906095 609600 1906095 812800 2312495 40640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138" draw:text-style-name="P81" draw:layer="layout" svg:width="4.097cm" svg:height="0.823cm" svg:x="20.662cm" svg:y="6.3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draw:style-name="gr9">
          <draw:custom-shape draw:name="Freeform 16" draw:style-name="gr137" draw:text-style-name="P80" draw:layer="layout" svg:width="4.285cm" svg:height="1.506cm" svg:x="20.662cm" svg:y="13.534cm">
            <text:p/>
            <draw:enhanced-geometry draw:mirror-horizontal="false" draw:mirror-vertical="false" svg:viewBox="0 0 0 0" drawooo:sub-view-size="2312495 812800" draw:text-areas="0 0 ?f0 ?f1" draw:type="ooxml-non-primitive" draw:enhanced-path="M 2312495 406400 L 1906095 0 1906095 203200 0 203200 0 609600 1906095 609600 1906095 812800 2312495 406400 Z N">
              <draw:equation draw:name="f0" draw:formula="logwidth"/>
              <draw:equation draw:name="f1" draw:formula="logheight"/>
            </draw:enhanced-geometry>
          </draw:custom-shape>
          <draw:custom-shape draw:name="TextBox 17" draw:style-name="gr138" draw:text-style-name="P81" draw:layer="layout" svg:width="4.097cm" svg:height="0.823cm" svg:x="20.662cm" svg:y="13.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draw:style-name="gr9">
          <draw:custom-shape draw:name="Freeform 19" draw:style-name="gr137" draw:text-style-name="P80" draw:layer="layout" svg:width="4.285cm" svg:height="1.506cm" svg:x="20.662cm" svg:y="21.624cm">
            <text:p/>
            <draw:enhanced-geometry draw:mirror-horizontal="false" draw:mirror-vertical="false" svg:viewBox="0 0 0 0" drawooo:sub-view-size="2312495 812800" draw:text-areas="0 0 ?f0 ?f1" draw:type="ooxml-non-primitive" draw:enhanced-path="M 2312495 406400 L 1906095 0 1906095 203200 0 203200 0 609600 1906095 609600 1906095 812800 2312495 406400 Z N">
              <draw:equation draw:name="f0" draw:formula="logwidth"/>
              <draw:equation draw:name="f1" draw:formula="logheight"/>
            </draw:enhanced-geometry>
          </draw:custom-shape>
          <draw:custom-shape draw:name="TextBox 20" draw:style-name="gr138" draw:text-style-name="P81" draw:layer="layout" svg:width="4.097cm" svg:height="0.823cm" svg:x="20.662cm" svg:y="21.9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21" draw:style-name="gr139" draw:text-style-name="P82" draw:layer="layout" svg:width="17.46cm" svg:height="5.272cm" svg:x="29.457cm" svg:y="3.848cm">
          <text:p/>
          <draw:enhanced-geometry draw:mirror-horizontal="false" draw:mirror-vertical="false" svg:viewBox="0 0 0 0" drawooo:sub-view-size="6285896 1898425" draw:text-areas="0 0 ?f0 ?f1" draw:type="ooxml-non-primitive" draw:enhanced-path="M 0 0 L 6285896 0 6285896 1898425 0 1898425 0 0 Z N">
            <draw:equation draw:name="f0" draw:formula="logwidth"/>
            <draw:equation draw:name="f1" draw:formula="logheight"/>
          </draw:enhanced-geometry>
        </draw:custom-shape>
        <draw:custom-shape draw:name="Freeform 22" draw:style-name="gr140" draw:text-style-name="P83" draw:layer="layout" svg:width="17.46cm" svg:height="9.241cm" svg:x="29.457cm" svg:y="18.494cm">
          <text:p/>
          <draw:enhanced-geometry draw:mirror-horizontal="false" draw:mirror-vertical="false" svg:viewBox="0 0 0 0" drawooo:sub-view-size="6285896 3327165" draw:text-areas="0 0 ?f0 ?f1" draw:type="ooxml-non-primitive" draw:enhanced-path="M 0 0 L 6285896 0 6285896 3327165 0 3327165 0 0 Z N">
            <draw:equation draw:name="f0" draw:formula="logwidth"/>
            <draw:equation draw:name="f1" draw:formula="logheight"/>
          </draw:enhanced-geometry>
        </draw:custom-shape>
        <draw:custom-shape draw:name="Freeform 23" draw:style-name="gr141" draw:text-style-name="P84" draw:layer="layout" svg:width="17.46cm" svg:height="8.851cm" svg:x="29.457cm" svg:y="9.382cm">
          <text:p/>
          <draw:enhanced-geometry draw:mirror-horizontal="false" draw:mirror-vertical="false" svg:viewBox="0 0 0 0" drawooo:sub-view-size="6285896 3186541" draw:text-areas="0 0 ?f0 ?f1" draw:type="ooxml-non-primitive" draw:enhanced-path="M 0 0 L 6285896 0 6285896 3186541 0 3186541 0 0 Z N">
            <draw:equation draw:name="f0" draw:formula="logwidth"/>
            <draw:equation draw:name="f1" draw:formula="logheight"/>
          </draw:enhanced-geometry>
        </draw:custom-shape>
        <draw:custom-shape draw:name="TextBox 24" draw:style-name="gr142" draw:text-style-name="P86" draw:layer="layout" svg:width="11.343cm" svg:height="1.058cm" svg:x="1.657cm" svg:y="4.548cm">
          <text:p text:style-name="P85"><text:span text:style-name="T16">Accès API inter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43" draw:text-style-name="P34" draw:layer="layout" svg:width="22.75cm" svg:height="1.518cm" svg:x="5.25cm" svg:y="1.282cm">
          <text:p text:style-name="P33"><text:span text:style-name="T13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44" draw:text-style-name="P88" draw:layer="layout" svg:width="14.845cm" svg:height="2.211cm" svg:x="4.405cm" svg:y="7.164cm">
          <text:p text:style-name="P87"><text:span text:style-name="T17">Tokens d’auth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5" draw:text-style-name="P90" draw:layer="layout" svg:width="6.855cm" svg:height="1.361cm" svg:x="0cm" svg:y="27.107cm">
          <text:p text:style-name="P89"><text:span text:style-name="T18">Sécur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6" draw:text-style-name="P92" draw:layer="layout" svg:width="11cm" svg:height="1.058cm" svg:x="1.5cm" svg:y="19.012cm">
          <text:p text:style-name="P91"><text:span text:style-name="T16">Accès au com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7" draw:text-style-name="P88" draw:layer="layout" svg:width="12.223cm" svg:height="3.316cm" svg:x="4.277cm" svg:y="21.5cm">
          <text:p text:style-name="P87"><text:span text:style-name="T17">Tokens d’authentification/ vérification e-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8" draw:text-style-name="P86" draw:layer="layout" svg:width="11.343cm" svg:height="1.058cm" svg:x="1.657cm" svg:y="11.375cm">
          <text:p text:style-name="P85"><text:span text:style-name="T16">Accès API exter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9" draw:text-style-name="P88" draw:layer="layout" svg:width="14.845cm" svg:height="3.316cm" svg:x="4.5cm" svg:y="14.5cm">
          <text:p text:style-name="P87"><text:span text:style-name="T17">Tokens interne + Token API fournit par Instagram/Deliver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>
        <draw:custom-shape draw:name="Freeform 4" draw:style-name="gr150" draw:text-style-name="P93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5" draw:style-name="gr9">
          <draw:custom-shape draw:name="Freeform 6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51" draw:text-style-name="P27" draw:layer="layout" svg:width="3.952cm" svg:height="2.964cm" svg:x="46.85cm" svg:y="25.695cm">
            <text:p text:style-name="P26"><text:span text:style-name="T11">16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Freeform 9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152" draw:text-style-name="P32" draw:layer="layout" svg:width="2.616cm" svg:height="2.977cm" svg:x="1.58cm" svg:y="0.28cm">
            <text:p text:style-name="P31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1" draw:style-name="gr153" draw:text-style-name="P94" draw:layer="layout" svg:width="14.18cm" svg:height="11.431cm" svg:x="27.142cm" svg:y="6.443cm">
          <text:p/>
          <draw:enhanced-geometry draw:mirror-horizontal="false" draw:mirror-vertical="false" svg:viewBox="0 0 0 0" drawooo:sub-view-size="5105111 4115625" draw:text-areas="0 0 ?f0 ?f1" draw:type="ooxml-non-primitive" draw:enhanced-path="M 0 0 L 5105111 0 5105111 4115626 0 4115626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gr154" draw:text-style-name="P95" draw:layer="layout" svg:width="12.714cm" svg:height="11.316cm" svg:x="6.082cm" svg:y="6.558cm">
          <text:p/>
          <draw:enhanced-geometry draw:mirror-horizontal="false" draw:mirror-vertical="false" svg:viewBox="0 0 0 0" drawooo:sub-view-size="4577394 4074205" draw:text-areas="0 0 ?f0 ?f1" draw:type="ooxml-non-primitive" draw:enhanced-path="M 0 0 L 4577395 0 4577395 4074206 0 4074206 0 0 Z N">
            <draw:equation draw:name="f0" draw:formula="logwidth"/>
            <draw:equation draw:name="f1" draw:formula="logheight"/>
          </draw:enhanced-geometry>
        </draw:custom-shape>
        <draw:custom-shape draw:name="TextBox 13" draw:style-name="gr155" draw:text-style-name="P38" draw:layer="layout" svg:width="8.225cm" svg:height="1.258cm" svg:x="8.326cm" svg:y="5.073cm">
          <text:p text:style-name="P37"><text:span text:style-name="T14">Ax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6" draw:text-style-name="P97" draw:layer="layout" svg:width="9.599cm" svg:height="0.803cm" svg:x="7.401cm" svg:y="19.293cm">
          <text:list text:style-name="L11">
            <text:list-item>
              <text:list>
                <text:list-item>
                  <text:p text:style-name="P96"><text:span text:style-name="T19">Base de donné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57" draw:text-style-name="P97" draw:layer="layout" svg:width="8.099cm" svg:height="0.803cm" svg:x="7.401cm" svg:y="21.646cm">
          <text:list text:style-name="L11">
            <text:list-item>
              <text:list>
                <text:list-item>
                  <text:p text:style-name="P96"><text:span text:style-name="T19">Dev Back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58" draw:text-style-name="P97" draw:layer="layout" svg:width="8.099cm" svg:height="0.803cm" svg:x="7.401cm" svg:y="23.985cm">
          <text:list text:style-name="L11">
            <text:list-item>
              <text:list>
                <text:list-item>
                  <text:p text:style-name="P96"><text:span text:style-name="T19">Dev Front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59" draw:text-style-name="P97" draw:layer="layout" svg:width="12.099cm" svg:height="0.803cm" svg:x="7.401cm" svg:y="26.32cm">
          <text:list text:style-name="L11">
            <text:list-item>
              <text:list>
                <text:list-item>
                  <text:p text:style-name="P96"><text:span text:style-name="T19">Sécurité, Accessibilité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0" draw:text-style-name="P34" draw:layer="layout" svg:width="18.25cm" svg:height="1.518cm" svg:x="5.25cm" svg:y="1.282cm">
          <text:p text:style-name="P33"><text:span text:style-name="T13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61" draw:text-style-name="P99" draw:layer="layout" svg:width="9.699cm" svg:height="0.793cm" svg:x="28.301cm" svg:y="26.329cm">
          <text:list text:style-name="L12">
            <text:list-item>
              <text:list>
                <text:list-item>
                  <text:p text:style-name="P98"><text:span text:style-name="T20">Articles de Blog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62" draw:text-style-name="P99" draw:layer="layout" svg:width="12.5cm" svg:height="0.793cm" svg:x="28cm" svg:y="22.067cm">
          <text:list text:style-name="L12">
            <text:list-item>
              <text:list>
                <text:list-item>
                  <text:p text:style-name="P98"><text:span text:style-name="T20">Tutoriels, mises à jo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3" draw:text-style-name="P99" draw:layer="layout" svg:width="15.146cm" svg:height="0.793cm" svg:x="28.354cm" svg:y="24.215cm">
          <text:list text:style-name="L12">
            <text:list-item>
              <text:list>
                <text:list-item>
                  <text:p text:style-name="P98"><text:span text:style-name="T20">Communautés Développeur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64" draw:text-style-name="P99" draw:layer="layout" svg:width="12.699cm" svg:height="1.585cm" svg:x="28.301cm" svg:y="19.253cm">
          <text:list text:style-name="L12">
            <text:list-item>
              <text:list>
                <text:list-item>
                  <text:p text:style-name="P98"><text:span text:style-name="T20">Technologies générales de développe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65" draw:text-style-name="P38" draw:layer="layout" svg:width="8.225cm" svg:height="1.258cm" svg:x="30.109cm" svg:y="5.073cm">
          <text:p text:style-name="P37"><text:span text:style-name="T14">Ax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custom-shape draw:name="Freeform 2" draw:style-name="gr166" draw:text-style-name="P100" draw:layer="layout" svg:width="29.354cm" svg:height="23.91cm" draw:transform="rotate (1.10461888358721) translate (33.524cm 18.78cm)">
          <text:p/>
          <draw:enhanced-geometry draw:mirror-horizontal="false" draw:mirror-vertical="false" svg:viewBox="0 0 0 0" drawooo:sub-view-size="10567812 8607963" draw:text-areas="0 0 ?f0 ?f1" draw:type="ooxml-non-primitive" draw:enhanced-path="M 0 0 L 10567812 0 10567812 8607963 0 8607963 0 0 Z N">
            <draw:equation draw:name="f0" draw:formula="logwidth"/>
            <draw:equation draw:name="f1" draw:formula="logheight"/>
          </draw:enhanced-geometry>
        </draw:custom-shape>
        <draw:custom-shape draw:name="Freeform 3" draw:style-name="gr167" draw:text-style-name="P101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4" draw:style-name="gr9">
          <draw:custom-shape draw:name="Freeform 5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6" draw:style-name="gr168" draw:text-style-name="P27" draw:layer="layout" svg:width="3.952cm" svg:height="2.964cm" svg:x="46.85cm" svg:y="25.695cm">
            <text:p text:style-name="P26"><text:span text:style-name="T11">17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draw:style-name="gr9">
          <draw:custom-shape draw:name="Freeform 8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9" draw:style-name="gr169" draw:text-style-name="P32" draw:layer="layout" svg:width="2.616cm" svg:height="2.977cm" svg:x="1.58cm" svg:y="0.28cm">
            <text:p text:style-name="P31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0" draw:style-name="gr170" draw:text-style-name="P102" draw:layer="layout" svg:width="19.673cm" svg:height="18.719cm" svg:x="27.17cm" svg:y="6.07cm">
          <text:p/>
          <draw:enhanced-geometry draw:mirror-horizontal="false" draw:mirror-vertical="false" svg:viewBox="0 0 0 0" drawooo:sub-view-size="7082521 6739191" draw:text-areas="0 0 ?f0 ?f1" draw:type="ooxml-non-primitive" draw:enhanced-path="M 0 0 L 7082521 0 7082521 6739191 0 6739191 0 0 Z N">
            <draw:equation draw:name="f0" draw:formula="logwidth"/>
            <draw:equation draw:name="f1" draw:formula="logheight"/>
          </draw:enhanced-geometry>
        </draw:custom-shape>
        <draw:custom-shape draw:name="TextBox 11" draw:style-name="gr171" draw:text-style-name="P34" draw:layer="layout" svg:width="18.25cm" svg:height="1.518cm" svg:x="5.25cm" svg:y="1.282cm">
          <text:p text:style-name="P33"><text:span text:style-name="T13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172" draw:text-style-name="P103" draw:layer="layout" svg:width="19.522cm" svg:height="18.719cm" svg:x="3.44cm" svg:y="6.07cm">
          <text:p/>
          <draw:enhanced-geometry draw:mirror-horizontal="false" draw:mirror-vertical="false" svg:viewBox="0 0 0 0" drawooo:sub-view-size="7028424 6739191" draw:text-areas="0 0 ?f0 ?f1" draw:type="ooxml-non-primitive" draw:enhanced-path="M 0 0 L 7028424 0 7028424 6739191 0 6739191 0 0 Z N">
            <draw:equation draw:name="f0" draw:formula="logwidth"/>
            <draw:equation draw:name="f1" draw:formula="logheight"/>
          </draw:enhanced-geometry>
        </draw:custom-shape>
        <draw:custom-shape draw:name="TextBox 14" draw:style-name="gr173" draw:text-style-name="P105" draw:layer="layout" svg:width="13.773cm" svg:height="0.985cm" svg:x="5.25cm" svg:y="4.967cm">
          <text:p text:style-name="P104"><text:span text:style-name="T21">Axe 1 : Menu Ma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74" draw:text-style-name="P105" draw:layer="layout" svg:width="19.223cm" svg:height="0.985cm" svg:x="27.17cm" svg:y="4.967cm">
          <text:p text:style-name="P104"><text:span text:style-name="T21">Axe 2 : Développement géné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75" draw:text-style-name="P105" draw:layer="layout" svg:width="17.991cm" svg:height="0.985cm" svg:x="4.205cm" svg:y="25.298cm">
          <text:p text:style-name="P104"><text:span text:style-name="T21">20k abonnés et 1 article/mo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76" draw:text-style-name="P105" draw:layer="layout" svg:width="18.776cm" svg:height="1.969cm" svg:x="26.613cm" svg:y="25.298cm">
          <text:p text:style-name="P104"><text:span text:style-name="T21">20k abonnés et 2600 articles/sema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Freeform 4" draw:style-name="gr177" draw:text-style-name="P106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5" draw:style-name="gr9">
          <draw:custom-shape draw:name="Freeform 6" draw:style-name="gr10" draw:text-style-name="P13" draw:layer="layout" svg:width="5.092cm" svg:height="1.775cm" svg:x="21.408cm" svg:y="6.725cm">
            <text:p/>
            <draw:enhanced-geometry draw:mirror-horizontal="false" draw:mirror-vertical="false" svg:viewBox="0 0 0 0" drawooo:sub-view-size="2331133 812800" draw:text-areas="0 0 ?f0 ?f1" draw:type="ooxml-non-primitive" draw:enhanced-path="M 2331133 406400 L 1924733 0 1924733 203200 0 203200 0 609600 1924733 609600 1924733 812800 2331133 40640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38" draw:text-style-name="P81" draw:layer="layout" svg:width="4.87cm" svg:height="0.7cm" svg:x="21.408cm" svg:y="7.3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" draw:style-name="gr178" draw:text-style-name="P38" draw:layer="layout" svg:width="13.221cm" svg:height="2.515cm" svg:x="4.5cm" svg:y="6.5cm">
          <text:p text:style-name="P37"><text:span text:style-name="T14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79" draw:text-style-name="P38" draw:layer="layout" svg:width="17.238cm" svg:height="2.515cm" svg:x="28.762cm" svg:y="6.5cm">
          <text:p text:style-name="P37"><text:span text:style-name="T14">Spécification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80" draw:text-style-name="P108" draw:layer="layout" svg:width="20.225cm" svg:height="2.515cm" svg:x="14.775cm" svg:y="12.173cm">
          <text:list text:style-name="L8">
            <text:list-item>
              <text:list>
                <text:list-item>
                  <text:p text:style-name="P107"><text:span text:style-name="T14">Rester informés sur les dernières technologies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81" draw:text-style-name="P108" draw:layer="layout" svg:width="26.037cm" svg:height="2.515cm" svg:x="14.775cm" svg:y="16.356cm">
          <text:list text:style-name="L8">
            <text:list-item>
              <text:list>
                <text:list-item>
                  <text:p text:style-name="P107"><text:span text:style-name="T14">Meilleures pratiques (Accessibilité, sécurité, etc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2" draw:text-style-name="P38" draw:layer="layout" svg:width="19.725cm" svg:height="1.258cm" svg:x="14.775cm" svg:y="20.531cm">
          <text:list text:style-name="L8">
            <text:list-item>
              <text:list>
                <text:list-item>
                  <text:p text:style-name="P37"><text:span text:style-name="T14">Anticiper les problèm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9">
          <draw:custom-shape draw:name="Freeform 14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183" draw:text-style-name="P27" draw:layer="layout" svg:width="3.952cm" svg:height="2.964cm" svg:x="46.85cm" svg:y="25.695cm">
            <text:p text:style-name="P26"><text:span text:style-name="T11">18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draw:style-name="gr9">
          <draw:custom-shape draw:name="Freeform 17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184" draw:text-style-name="P32" draw:layer="layout" svg:width="2.616cm" svg:height="2.977cm" svg:x="1.58cm" svg:y="0.28cm">
            <text:p text:style-name="P31"><text:span text:style-name="T12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9" draw:style-name="gr185" draw:text-style-name="P34" draw:layer="layout" svg:width="18.25cm" svg:height="1.518cm" svg:x="5.25cm" svg:y="1.282cm">
          <text:p text:style-name="P33"><text:span text:style-name="T13">Veille technolog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Freeform 4" draw:style-name="gr186" draw:text-style-name="P109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5" draw:style-name="gr9">
          <draw:custom-shape draw:name="Freeform 6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87" draw:text-style-name="P27" draw:layer="layout" svg:width="3.952cm" svg:height="2.964cm" svg:x="46.85cm" svg:y="25.695cm">
            <text:p text:style-name="P26"><text:span text:style-name="T11">19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9">
          <draw:custom-shape draw:name="Freeform 9" draw:style-name="gr10" draw:text-style-name="P13" draw:layer="layout" svg:width="2.8cm" svg:height="1.145cm" svg:x="19.7cm" svg:y="16.855cm">
            <text:p/>
            <draw:enhanced-geometry draw:mirror-horizontal="false" draw:mirror-vertical="false" svg:viewBox="0 0 0 0" drawooo:sub-view-size="1453973 595172" draw:text-areas="0 0 ?f0 ?f1" draw:type="ooxml-non-primitive" draw:enhanced-path="M 1453973 297586 L 1047573 0 1047573 203200 0 203200 0 391972 1047573 391972 1047573 595172 1453973 297586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138" draw:text-style-name="P81" draw:layer="layout" svg:width="2.604cm" svg:height="0.436cm" svg:x="19.7cm" svg:y="17.1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188" draw:text-style-name="P111" draw:layer="layout" svg:width="9.431cm" svg:height="1.083cm" svg:x="8.069cm" svg:y="4.5cm">
          <text:p text:style-name="P110"><text:span text:style-name="T22">“</text:span><text:span text:style-name="T22">Menu Maker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89" draw:text-style-name="P113" draw:layer="layout" svg:width="21.983cm" svg:height="1.022cm" svg:x="8.017cm" svg:y="8cm">
          <text:list text:style-name="L13">
            <text:list-item>
              <text:list>
                <text:list-item>
                  <text:p text:style-name="P112"><text:span text:style-name="T23">Création personnalisée de menu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90" draw:text-style-name="P113" draw:layer="layout" svg:width="14.983cm" svg:height="1.022cm" svg:x="8cm" svg:y="6.478cm">
          <text:list text:style-name="L13">
            <text:list-item>
              <text:list>
                <text:list-item>
                  <text:p text:style-name="P112"><text:span text:style-name="T23">Innovation d’ampleu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91" draw:text-style-name="P113" draw:layer="layout" svg:width="17.983cm" svg:height="1.022cm" svg:x="8.017cm" svg:y="9.5cm">
          <text:list text:style-name="L13">
            <text:list-item>
              <text:list>
                <text:list-item>
                  <text:p text:style-name="P112"><text:span text:style-name="T23">Publication sur les réseau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92" draw:text-style-name="P115" draw:layer="layout" svg:width="7.931cm" svg:height="1.085cm" svg:x="8.5cm" svg:y="14.5cm">
          <text:p text:style-name="P114"><text:span text:style-name="T22">Plan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93" draw:text-style-name="P117" draw:layer="layout" svg:width="23cm" svg:height="1.024cm" svg:x="3.5cm" svg:y="19cm">
          <text:list text:style-name="L14">
            <text:list-item>
              <text:list>
                <text:list-item>
                  <text:p text:style-name="P116"><text:span text:style-name="T24">Veille technologiqu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94" draw:text-style-name="P117" draw:layer="layout" svg:width="10.483cm" svg:height="1.024cm" svg:x="8cm" svg:y="16.976cm">
          <text:list text:style-name="L14">
            <text:list-item>
              <text:list>
                <text:list-item>
                  <text:p text:style-name="P116"><text:span text:style-name="T24">Méthode agil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95" draw:text-style-name="P117" draw:layer="layout" svg:width="10.433cm" svg:height="1.024cm" svg:x="24.067cm" svg:y="16.976cm">
          <text:p text:style-name="P116"><text:span text:style-name="T24">Flexible/Ré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draw:style-name="gr9">
          <draw:custom-shape draw:name="Freeform 20" draw:style-name="gr10" draw:text-style-name="P13" draw:layer="layout" svg:width="2.8cm" svg:height="1.145cm" svg:x="23.2cm" svg:y="18.879cm">
            <text:p/>
            <draw:enhanced-geometry draw:mirror-horizontal="false" draw:mirror-vertical="false" svg:viewBox="0 0 0 0" drawooo:sub-view-size="1453973 595172" draw:text-areas="0 0 ?f0 ?f1" draw:type="ooxml-non-primitive" draw:enhanced-path="M 1453973 297586 L 1047573 0 1047573 203200 0 203200 0 391972 1047573 391972 1047573 595172 1453973 297586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138" draw:text-style-name="P81" draw:layer="layout" svg:width="2.604cm" svg:height="0.436cm" svg:x="23.2cm" svg:y="19.1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" draw:style-name="gr196" draw:text-style-name="P117" draw:layer="layout" svg:width="14.5cm" svg:height="1.024cm" svg:x="26.5cm" svg:y="19cm">
          <text:p text:style-name="P116"><text:span text:style-name="T24">Dernières techn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97" draw:text-style-name="P117" draw:layer="layout" svg:width="12.8cm" svg:height="1.024cm" svg:x="29.5cm" svg:y="21cm">
          <text:p text:style-name="P116"><text:span text:style-name="T24">Application sécur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98" draw:text-style-name="P117" draw:layer="layout" svg:width="17.983cm" svg:height="1.024cm" svg:x="7.5cm" svg:y="20.976cm">
          <text:list text:style-name="L14">
            <text:list-item>
              <text:list>
                <text:list-item>
                  <text:p text:style-name="P116"><text:span text:style-name="T24">Spécifications techniqu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" draw:style-name="gr9">
          <draw:custom-shape draw:name="Freeform 26" draw:style-name="gr199" draw:text-style-name="P13" draw:layer="layout" svg:width="2.8cm" svg:height="1.145cm" svg:x="26cm" svg:y="20.855cm">
            <text:p/>
            <draw:enhanced-geometry draw:mirror-horizontal="false" draw:mirror-vertical="false" svg:viewBox="0 0 0 0" drawooo:sub-view-size="1453973 595172" draw:text-areas="0 0 ?f0 ?f1" draw:type="ooxml-non-primitive" draw:enhanced-path="M 1453973 297586 L 1047573 0 1047573 203200 0 203200 0 391972 1047573 391972 1047573 595172 1453973 297586 Z N">
              <draw:equation draw:name="f0" draw:formula="logwidth"/>
              <draw:equation draw:name="f1" draw:formula="logheight"/>
            </draw:enhanced-geometry>
          </draw:custom-shape>
          <draw:custom-shape draw:name="TextBox 27" draw:style-name="gr200" draw:text-style-name="P81" draw:layer="layout" svg:width="2.604cm" svg:height="0.436cm" svg:x="26cm" svg:y="21.1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 draw:style-name="gr9">
          <draw:custom-shape draw:name="Freeform 29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0" draw:style-name="gr201" draw:text-style-name="P32" draw:layer="layout" svg:width="2.616cm" svg:height="2.977cm" svg:x="1.58cm" svg:y="0.28cm">
            <text:p text:style-name="P31"><text:span text:style-name="T12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" draw:style-name="gr202" draw:text-style-name="P34" draw:layer="layout" svg:width="9.75cm" svg:height="1.518cm" svg:x="5.25cm" svg:y="1.282cm">
          <text:p text:style-name="P33"><text:span text:style-name="T1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03" draw:text-style-name="P113" draw:layer="layout" svg:width="17.983cm" svg:height="1.022cm" svg:x="2.5cm" svg:y="10.978cm">
          <text:list text:style-name="L13">
            <text:list-item>
              <text:list>
                <text:list-item>
                  <text:p text:style-name="P112"><text:span text:style-name="T23">Sécurité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4" draw:text-style-name="P117" draw:layer="layout" svg:width="7.483cm" svg:height="1.024cm" svg:x="7.517cm" svg:y="22.976cm">
          <text:list text:style-name="L14">
            <text:list-item>
              <text:list>
                <text:list-item>
                  <text:p text:style-name="P116"><text:span text:style-name="T24">Kanba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draw:style-name="gr9">
          <draw:custom-shape draw:name="Freeform 1" draw:style-name="gr199" draw:text-style-name="P13" draw:layer="layout" svg:width="2.8cm" svg:height="1.145cm" svg:x="15.2cm" svg:y="22.855cm">
            <text:p/>
            <draw:enhanced-geometry draw:mirror-horizontal="false" draw:mirror-vertical="false" svg:viewBox="0 0 0 0" drawooo:sub-view-size="1453973 595172" draw:text-areas="0 0 ?f0 ?f1" draw:type="ooxml-non-primitive" draw:enhanced-path="M 1453973 297586 L 1047573 0 1047573 203200 0 203200 0 391972 1047573 391972 1047573 595172 1453973 297586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200" draw:text-style-name="P81" draw:layer="layout" svg:width="2.604cm" svg:height="0.436cm" svg:x="15.2cm" svg:y="23.1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205" draw:text-style-name="P117" draw:layer="layout" svg:width="18.3cm" svg:height="1.024cm" svg:x="18.7cm" svg:y="22.976cm">
          <text:p text:style-name="P116"><text:span text:style-name="T24">Coordination/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Freeform 4" draw:style-name="gr206" draw:text-style-name="P118" draw:layer="layout" svg:width="6.132cm" svg:height="3.068cm" svg:x="44.667cm" svg:y="0cm">
          <text:p/>
          <draw:enhanced-geometry draw:mirror-horizontal="false" draw:mirror-vertical="false" svg:viewBox="0 0 0 0" drawooo:sub-view-size="2207832 1104760" draw:text-areas="0 0 ?f0 ?f1" draw:type="ooxml-non-primitive" draw:enhanced-path="M 0 0 L 2207832 0 2207832 1104760 0 1104760 0 0 Z N">
            <draw:equation draw:name="f0" draw:formula="logwidth"/>
            <draw:equation draw:name="f1" draw:formula="logheight"/>
          </draw:enhanced-geometry>
        </draw:custom-shape>
        <draw:g draw:name="Group 5" draw:style-name="gr9">
          <draw:custom-shape draw:name="Freeform 6" draw:style-name="gr37" draw:text-style-name="P30" draw:layer="layout" svg:width="4.864cm" svg:height="3.246cm" svg:x="46.394cm" svg:y="25.718cm">
            <text:p/>
            <draw:enhanced-geometry draw:mirror-horizontal="false" draw:mirror-vertical="false" svg:viewBox="0 0 0 0" drawooo:sub-view-size="993679 663115" draw:text-areas="0 0 ?f0 ?f1" draw:type="ooxml-non-primitive" draw:enhanced-path="M 496840 0 C 222443 0 0 148443 0 331557 0 514671 222443 663115 496840 663115 771237 663115 993679 514671 993679 331557 993679 148443 771237 0 49684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207" draw:text-style-name="P27" draw:layer="layout" svg:width="3.952cm" svg:height="2.964cm" svg:x="46.85cm" svg:y="25.695cm">
            <text:p text:style-name="P26"><text:span text:style-name="T11">20/2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" draw:style-name="gr208" draw:text-style-name="P120" draw:layer="layout" svg:width="21.409cm" svg:height="3.277cm" svg:x="14.695cm" svg:y="9.609cm">
          <text:p text:style-name="P119"><text:span text:style-name="T25">Merci pour ton attention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09" draw:text-style-name="P122" draw:layer="layout" svg:width="22.173cm" svg:height="1.76cm" svg:x="14.327cm" svg:y="16.46cm">
          <text:p text:style-name="P121"><text:span text:style-name="T26">As-tu des question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10" draw:text-style-name="P124" draw:layer="layout" svg:width="4.934cm" svg:height="1.935cm" svg:x="45.475cm" svg:y="3.545cm">
          <text:p text:style-name="P123"><text:span text:style-name="T27">Menu Mak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11" draw:text-style-name="P126" draw:layer="layout" svg:width="3.152cm" svg:height="1.071cm" svg:x="46.366cm" svg:y="5.57cm">
          <text:p text:style-name="P125"><text:span text:style-name="T28">by Qwen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9">
          <draw:custom-shape draw:name="Freeform 14" draw:style-name="gr10" draw:text-style-name="P13" draw:layer="layout" svg:width="3.22cm" svg:height="3.246cm" svg:x="1.278cm" svg:y="0.316cm">
            <text:p/>
            <draw:enhanced-geometry draw:mirror-horizontal="false" draw:mirror-vertical="false" svg:viewBox="0 0 0 0" drawooo:sub-view-size="812800 819238" draw:text-areas="0 0 ?f0 ?f1" draw:type="ooxml-non-primitive" draw:enhanced-path="M 406400 0 C 181951 0 0 183393 0 409619 0 635846 181951 819238 406400 819238 630849 819238 812800 635846 812800 409619 812800 183393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212" draw:text-style-name="P32" draw:layer="layout" svg:width="2.616cm" svg:height="2.977cm" svg:x="1.58cm" svg:y="0.28cm">
            <text:p text:style-name="P31"><text:span text:style-name="T12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13" draw:text-style-name="P34" draw:layer="layout" svg:width="9.25cm" svg:height="1.518cm" svg:x="5.25cm" svg:y="1.282cm">
          <text:p text:style-name="P33"><text:span text:style-name="T13">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re Sugar" svg:font-family="'More Sugar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niglet" svg:font-family="Sniglet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286000033EA000033C8983B5241.svg" xlink:type="simple" xlink:show="embed" xlink:actuate="onLoad"/>
    <draw:fill-image draw:name="msFillBitmap_20_10" draw:display-name="msFillBitmap 10" xlink:href="Pictures/100003D200005EF600002611A577CF72.svg" xlink:type="simple" xlink:show="embed" xlink:actuate="onLoad"/>
    <draw:fill-image draw:name="msFillBitmap_20_11" draw:display-name="msFillBitmap 11" xlink:href="Pictures/1000000000000189000000C500E965D3.png" xlink:type="simple" xlink:show="embed" xlink:actuate="onLoad"/>
    <draw:fill-image draw:name="msFillBitmap_20_16" draw:display-name="msFillBitmap 16" xlink:href="Pictures/1000000000000189000000C500E965D3.png" xlink:type="simple" xlink:show="embed" xlink:actuate="onLoad"/>
    <draw:fill-image draw:name="msFillBitmap_20_19" draw:display-name="msFillBitmap 19" xlink:href="Pictures/1000000000000189000000C500E965D3.png" xlink:type="simple" xlink:show="embed" xlink:actuate="onLoad"/>
    <draw:fill-image draw:name="msFillBitmap_20_21" draw:display-name="msFillBitmap 21" xlink:href="Pictures/10000001000003C30000024BE87D73C0.png" xlink:type="simple" xlink:show="embed" xlink:actuate="onLoad"/>
    <draw:fill-image draw:name="msFillBitmap_20_22" draw:display-name="msFillBitmap 22" xlink:href="Pictures/10000668000034C300002CC36247209A.svg" xlink:type="simple" xlink:show="embed" xlink:actuate="onLoad"/>
    <draw:fill-image draw:name="msFillBitmap_20_23" draw:display-name="msFillBitmap 23" xlink:href="Pictures/1000000000000189000000C500E965D3.png" xlink:type="simple" xlink:show="embed" xlink:actuate="onLoad"/>
    <draw:fill-image draw:name="msFillBitmap_20_24" draw:display-name="msFillBitmap 24" xlink:href="Pictures/1000000100000573000001BBBB3248D0.png" xlink:type="simple" xlink:show="embed" xlink:actuate="onLoad"/>
    <draw:fill-image draw:name="msFillBitmap_20_25" draw:display-name="msFillBitmap 25" xlink:href="Pictures/10000414000056D100003F26474E37CE.svg" xlink:type="simple" xlink:show="embed" xlink:actuate="onLoad"/>
    <draw:fill-image draw:name="msFillBitmap_20_26" draw:display-name="msFillBitmap 26" xlink:href="Pictures/100003830000087F000006EA50F2CE66.svg" xlink:type="simple" xlink:show="embed" xlink:actuate="onLoad"/>
    <draw:fill-image draw:name="msFillBitmap_20_27" draw:display-name="msFillBitmap 27" xlink:href="Pictures/100003D200005EF600002611A577CF72.svg" xlink:type="simple" xlink:show="embed" xlink:actuate="onLoad"/>
    <draw:fill-image draw:name="msFillBitmap_20_28" draw:display-name="msFillBitmap 28" xlink:href="Pictures/1000000000000189000000C500E965D3.png" xlink:type="simple" xlink:show="embed" xlink:actuate="onLoad"/>
    <draw:fill-image draw:name="msFillBitmap_20_29" draw:display-name="msFillBitmap 29" xlink:href="Pictures/1000000100000430000001BBCFB039E0.png" xlink:type="simple" xlink:show="embed" xlink:actuate="onLoad"/>
    <draw:fill-image draw:name="msFillBitmap_20_3" draw:display-name="msFillBitmap 3" xlink:href="Pictures/10000668000034C300002CC36247209A.svg" xlink:type="simple" xlink:show="embed" xlink:actuate="onLoad"/>
    <draw:fill-image draw:name="msFillBitmap_20_31" draw:display-name="msFillBitmap 31" xlink:href="Pictures/100003D200005EF600002611A577CF72.svg" xlink:type="simple" xlink:show="embed" xlink:actuate="onLoad"/>
    <draw:fill-image draw:name="msFillBitmap_20_32" draw:display-name="msFillBitmap 32" xlink:href="Pictures/1000000000000189000000C500E965D3.png" xlink:type="simple" xlink:show="embed" xlink:actuate="onLoad"/>
    <draw:fill-image draw:name="msFillBitmap_20_33" draw:display-name="msFillBitmap 33" xlink:href="Pictures/100000010000047A000001A83EAB1BF5.png" xlink:type="simple" xlink:show="embed" xlink:actuate="onLoad"/>
    <draw:fill-image draw:name="msFillBitmap_20_34" draw:display-name="msFillBitmap 34" xlink:href="Pictures/10000001000000A3000000FB4EC7D32E.png" xlink:type="simple" xlink:show="embed" xlink:actuate="onLoad"/>
    <draw:fill-image draw:name="msFillBitmap_20_35" draw:display-name="msFillBitmap 35" xlink:href="Pictures/10000414000056D100003F26474E37CE.svg" xlink:type="simple" xlink:show="embed" xlink:actuate="onLoad"/>
    <draw:fill-image draw:name="msFillBitmap_20_36" draw:display-name="msFillBitmap 36" xlink:href="Pictures/100003830000087F000006EA50F2CE66.svg" xlink:type="simple" xlink:show="embed" xlink:actuate="onLoad"/>
    <draw:fill-image draw:name="msFillBitmap_20_37" draw:display-name="msFillBitmap 37" xlink:href="Pictures/100003D200005EF600002611A577CF72.svg" xlink:type="simple" xlink:show="embed" xlink:actuate="onLoad"/>
    <draw:fill-image draw:name="msFillBitmap_20_38" draw:display-name="msFillBitmap 38" xlink:href="Pictures/100000010000057000000207960021FF.png" xlink:type="simple" xlink:show="embed" xlink:actuate="onLoad"/>
    <draw:fill-image draw:name="msFillBitmap_20_39" draw:display-name="msFillBitmap 39" xlink:href="Pictures/1000000000000189000000C500E965D3.png" xlink:type="simple" xlink:show="embed" xlink:actuate="onLoad"/>
    <draw:fill-image draw:name="msFillBitmap_20_40" draw:display-name="msFillBitmap 40" xlink:href="Pictures/10000414000056D100003F26474E37CE.svg" xlink:type="simple" xlink:show="embed" xlink:actuate="onLoad"/>
    <draw:fill-image draw:name="msFillBitmap_20_43" draw:display-name="msFillBitmap 43" xlink:href="Pictures/100000010000045800000280FE890EEF.png" xlink:type="simple" xlink:show="embed" xlink:actuate="onLoad"/>
    <draw:fill-image draw:name="msFillBitmap_20_44" draw:display-name="msFillBitmap 44" xlink:href="Pictures/1000000000000189000000C500E965D3.png" xlink:type="simple" xlink:show="embed" xlink:actuate="onLoad"/>
    <draw:fill-image draw:name="msFillBitmap_20_45" draw:display-name="msFillBitmap 45" xlink:href="Pictures/10000414000056D100003F26474E37CE.svg" xlink:type="simple" xlink:show="embed" xlink:actuate="onLoad"/>
    <draw:fill-image draw:name="msFillBitmap_20_46" draw:display-name="msFillBitmap 46" xlink:href="Pictures/100003830000087F000006EA50F2CE66.svg" xlink:type="simple" xlink:show="embed" xlink:actuate="onLoad"/>
    <draw:fill-image draw:name="msFillBitmap_20_48" draw:display-name="msFillBitmap 48" xlink:href="Pictures/1000000000000300000001A68D38F69B.jpg" xlink:type="simple" xlink:show="embed" xlink:actuate="onLoad"/>
    <draw:fill-image draw:name="msFillBitmap_20_49" draw:display-name="msFillBitmap 49" xlink:href="Pictures/1000000000000189000000C500E965D3.png" xlink:type="simple" xlink:show="embed" xlink:actuate="onLoad"/>
    <draw:fill-image draw:name="msFillBitmap_20_5" draw:display-name="msFillBitmap 5" xlink:href="Pictures/1000000000000189000000C500E965D3.png" xlink:type="simple" xlink:show="embed" xlink:actuate="onLoad"/>
    <draw:fill-image draw:name="msFillBitmap_20_50" draw:display-name="msFillBitmap 50" xlink:href="Pictures/10000414000056D100003F26474E37CE.svg" xlink:type="simple" xlink:show="embed" xlink:actuate="onLoad"/>
    <draw:fill-image draw:name="msFillBitmap_20_51" draw:display-name="msFillBitmap 51" xlink:href="Pictures/100003830000087F000006EA50F2CE66.svg" xlink:type="simple" xlink:show="embed" xlink:actuate="onLoad"/>
    <draw:fill-image draw:name="msFillBitmap_20_53" draw:display-name="msFillBitmap 53" xlink:href="Pictures/1000000000000189000000C500E965D3.png" xlink:type="simple" xlink:show="embed" xlink:actuate="onLoad"/>
    <draw:fill-image draw:name="msFillBitmap_20_55" draw:display-name="msFillBitmap 55" xlink:href="Pictures/100000010000077C000002F9F704C753.png" xlink:type="simple" xlink:show="embed" xlink:actuate="onLoad"/>
    <draw:fill-image draw:name="msFillBitmap_20_56" draw:display-name="msFillBitmap 56" xlink:href="Pictures/10000414000056D100003F26474E37CE.svg" xlink:type="simple" xlink:show="embed" xlink:actuate="onLoad"/>
    <draw:fill-image draw:name="msFillBitmap_20_57" draw:display-name="msFillBitmap 57" xlink:href="Pictures/100003830000087F000006EA50F2CE66.svg" xlink:type="simple" xlink:show="embed" xlink:actuate="onLoad"/>
    <draw:fill-image draw:name="msFillBitmap_20_59" draw:display-name="msFillBitmap 59" xlink:href="Pictures/1000000000000189000000C500E965D3.png" xlink:type="simple" xlink:show="embed" xlink:actuate="onLoad"/>
    <draw:fill-image draw:name="msFillBitmap_20_61" draw:display-name="msFillBitmap 61" xlink:href="Pictures/10000001000007800000031AE7D2089B.png" xlink:type="simple" xlink:show="embed" xlink:actuate="onLoad"/>
    <draw:fill-image draw:name="msFillBitmap_20_62" draw:display-name="msFillBitmap 62" xlink:href="Pictures/10000414000056D100003F26474E37CE.svg" xlink:type="simple" xlink:show="embed" xlink:actuate="onLoad"/>
    <draw:fill-image draw:name="msFillBitmap_20_63" draw:display-name="msFillBitmap 63" xlink:href="Pictures/100003830000087F000006EA50F2CE66.svg" xlink:type="simple" xlink:show="embed" xlink:actuate="onLoad"/>
    <draw:fill-image draw:name="msFillBitmap_20_65" draw:display-name="msFillBitmap 65" xlink:href="Pictures/1000000000000189000000C500E965D3.png" xlink:type="simple" xlink:show="embed" xlink:actuate="onLoad"/>
    <draw:fill-image draw:name="msFillBitmap_20_67" draw:display-name="msFillBitmap 67" xlink:href="Pictures/10000001000007800000034CD6C1FCFB.png" xlink:type="simple" xlink:show="embed" xlink:actuate="onLoad"/>
    <draw:fill-image draw:name="msFillBitmap_20_70" draw:display-name="msFillBitmap 70" xlink:href="Pictures/1000000000000189000000C500E965D3.png" xlink:type="simple" xlink:show="embed" xlink:actuate="onLoad"/>
    <draw:fill-image draw:name="msFillBitmap_20_71" draw:display-name="msFillBitmap 71" xlink:href="Pictures/1000000000000189000000C500E965D3.png" xlink:type="simple" xlink:show="embed" xlink:actuate="onLoad"/>
    <draw:fill-image draw:name="msFillBitmap_20_72" draw:display-name="msFillBitmap 72" xlink:href="Pictures/100000010000037E0000010E72A65A70.png" xlink:type="simple" xlink:show="embed" xlink:actuate="onLoad"/>
    <draw:fill-image draw:name="msFillBitmap_20_73" draw:display-name="msFillBitmap 73" xlink:href="Pictures/100000010000037E000001DA8C642B3F.png" xlink:type="simple" xlink:show="embed" xlink:actuate="onLoad"/>
    <draw:fill-image draw:name="msFillBitmap_20_74" draw:display-name="msFillBitmap 74" xlink:href="Pictures/100000010000037E000001C69210A98D.png" xlink:type="simple" xlink:show="embed" xlink:actuate="onLoad"/>
    <draw:fill-image draw:name="msFillBitmap_20_77" draw:display-name="msFillBitmap 77" xlink:href="Pictures/1000000000000189000000C500E965D3.png" xlink:type="simple" xlink:show="embed" xlink:actuate="onLoad"/>
    <draw:fill-image draw:name="msFillBitmap_20_79" draw:display-name="msFillBitmap 79" xlink:href="Pictures/100000010000010E000000DA5FCC1EE7.png" xlink:type="simple" xlink:show="embed" xlink:actuate="onLoad"/>
    <draw:fill-image draw:name="msFillBitmap_20_80" draw:display-name="msFillBitmap 80" xlink:href="Pictures/100000010000011A000000FB604A2AAE.png" xlink:type="simple" xlink:show="embed" xlink:actuate="onLoad"/>
    <draw:fill-image draw:name="msFillBitmap_20_81" draw:display-name="msFillBitmap 81" xlink:href="Pictures/100003830000087F000006EA50F2CE66.svg" xlink:type="simple" xlink:show="embed" xlink:actuate="onLoad"/>
    <draw:fill-image draw:name="msFillBitmap_20_82" draw:display-name="msFillBitmap 82" xlink:href="Pictures/1000000000000189000000C500E965D3.png" xlink:type="simple" xlink:show="embed" xlink:actuate="onLoad"/>
    <draw:fill-image draw:name="msFillBitmap_20_84" draw:display-name="msFillBitmap 84" xlink:href="Pictures/100000010000037F00000353C49DFAD6.png" xlink:type="simple" xlink:show="embed" xlink:actuate="onLoad"/>
    <draw:fill-image draw:name="msFillBitmap_20_87" draw:display-name="msFillBitmap 87" xlink:href="Pictures/10000001000003600000033D69F72042.png" xlink:type="simple" xlink:show="embed" xlink:actuate="onLoad"/>
    <draw:fill-image draw:name="msFillBitmap_20_90" draw:display-name="msFillBitmap 90" xlink:href="Pictures/1000000000000189000000C500E965D3.png" xlink:type="simple" xlink:show="embed" xlink:actuate="onLoad"/>
    <draw:fill-image draw:name="msFillBitmap_20_93" draw:display-name="msFillBitmap 93" xlink:href="Pictures/1000000000000189000000C500E965D3.png" xlink:type="simple" xlink:show="embed" xlink:actuate="onLoad"/>
    <draw:fill-image draw:name="msFillBitmap_20_96" draw:display-name="msFillBitmap 96" xlink:href="Pictures/1000000000000189000000C500E965D3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6-08-16T00:00:00</meta:creation-date>
    <dc:date>2024-07-22T00:59:26.378000000</dc:date>
    <meta:editing-cycles>5</meta:editing-cycles>
    <dc:title>Guess The Food</dc:title>
    <meta:editing-duration>PT22M47S</meta:editing-duration>
    <meta:generator>LibreOffice/24.2.3.2$Windows_X86_64 LibreOffice_project/433d9c2ded56988e8a90e6b2e771ee4e6a5ab2ba</meta:generator>
    <meta:document-statistic meta:object-count="503"/>
    <meta:user-defined meta:name="AppVersion">14.0000</meta:user-defined>
    <meta:user-defined meta:name="OOXMLCorePropertyIdentifier">DAGKkph-DN4</meta:user-defined>
    <meta:user-defined meta:name="PresentationFormat">On-screen Show (4:3)</meta:user-defined>
  </office:meta>
</office:document-meta>
</file>